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ackground-color="#ff6600"/>
    </style:style>
    <style:style style:name="ce4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4"/>
        <table:table-column table:style-name="co2" table:number-columns-repeated="1020" table:default-cell-style-name="ce2"/>
        <table:table-row table:style-name="ro1">
          <table:table-cell table:style-name="Default" office:value-type="string" calcext:value-type="string">
            <text:p>Experiment</text:p>
          </table:table-cell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ReleaseDate</text:p>
          </table:table-cell>
          <table:table-cell table:style-name="Default" office:value-type="string" calcext:value-type="string">
            <text:p>LoadDate</text:p>
          </table:table-cell>
          <table:table-cell table:style-name="Default" office:value-type="string" calcext:value-type="string">
            <text:p>spots</text:p>
          </table:table-cell>
          <table:table-cell table:style-name="Default" office:value-type="string" calcext:value-type="string">
            <text:p>bases</text:p>
          </table:table-cell>
          <table:table-cell table:style-name="Default" office:value-type="string" calcext:value-type="string">
            <text:p>spots_with_mates</text:p>
          </table:table-cell>
          <table:table-cell table:style-name="Default" office:value-type="string" calcext:value-type="string">
            <text:p>avgLength</text:p>
          </table:table-cell>
          <table:table-cell table:style-name="Default" office:value-type="string" calcext:value-type="string">
            <text:p>size_MB</text:p>
          </table:table-cell>
          <table:table-cell table:style-name="Default" office:value-type="string" calcext:value-type="string">
            <text:p>AssemblyName</text:p>
          </table:table-cell>
          <table:table-cell table:style-name="Default" office:value-type="string" calcext:value-type="string">
            <text:p>download_path</text:p>
          </table:table-cell>
          <table:table-cell table:style-name="Default" office:value-type="string" calcext:value-type="string">
            <text:p>LibraryName</text:p>
          </table:table-cell>
          <table:table-cell table:style-name="Default" office:value-type="string" calcext:value-type="string">
            <text:p>LibraryStrategy</text:p>
          </table:table-cell>
          <table:table-cell table:style-name="Default" office:value-type="string" calcext:value-type="string">
            <text:p>LibrarySelection</text:p>
          </table:table-cell>
          <table:table-cell table:style-name="Default" office:value-type="string" calcext:value-type="string">
            <text:p>LibrarySource</text:p>
          </table:table-cell>
          <table:table-cell table:style-name="Default" office:value-type="string" calcext:value-type="string">
            <text:p>LibraryLayout</text:p>
          </table:table-cell>
          <table:table-cell table:style-name="Default" office:value-type="string" calcext:value-type="string">
            <text:p>InsertSize</text:p>
          </table:table-cell>
          <table:table-cell table:style-name="Default" office:value-type="string" calcext:value-type="string">
            <text:p>InsertDev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SRAStudy</text:p>
          </table:table-cell>
          <table:table-cell table:style-name="Default" office:value-type="string" calcext:value-type="string">
            <text:p>BioProject</text:p>
          </table:table-cell>
          <table:table-cell table:style-name="Default" office:value-type="string" calcext:value-type="string">
            <text:p>Study_Pubmed_id</text:p>
          </table:table-cell>
          <table:table-cell table:style-name="Default" office:value-type="string" calcext:value-type="string">
            <text:p>ProjectID</text:p>
          </table:table-cell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BioSample</text:p>
          </table:table-cell>
          <table:table-cell table:style-name="Default" office:value-type="string" calcext:value-type="string">
            <text:p>SampleType</text:p>
          </table:table-cell>
          <table:table-cell table:style-name="Default" office:value-type="string" calcext:value-type="string">
            <text:p>TaxID</text:p>
          </table:table-cell>
          <table:table-cell table:style-name="Default" office:value-type="string" calcext:value-type="string">
            <text:p>ScientificName</text:p>
          </table:table-cell>
          <table:table-cell table:style-name="Default" office:value-type="string" calcext:value-type="string">
            <text:p>SampleName</text:p>
          </table:table-cell>
          <table:table-cell table:style-name="Default" office:value-type="string" calcext:value-type="string">
            <text:p>g1k_pop_code</text:p>
          </table:table-cell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g1k_analysis_group</text:p>
          </table:table-cell>
          <table:table-cell table:style-name="Default" office:value-type="string" calcext:value-type="string">
            <text:p>Subject_ID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Disease</text:p>
          </table:table-cell>
          <table:table-cell table:style-name="Default" office:value-type="string" calcext:value-type="string">
            <text:p>Tumor</text:p>
          </table:table-cell>
          <table:table-cell table:style-name="Default" office:value-type="string" calcext:value-type="string">
            <text:p>Affection_Status</text:p>
          </table:table-cell>
          <table:table-cell table:style-name="Default" office:value-type="string" calcext:value-type="string">
            <text:p>Analyte_Type</text:p>
          </table:table-cell>
          <table:table-cell table:style-name="Default" office:value-type="string" calcext:value-type="string">
            <text:p>Histological_Type</text:p>
          </table:table-cell>
          <table:table-cell table:style-name="Default" office:value-type="string" calcext:value-type="string">
            <text:p>Body_Site</text:p>
          </table:table-cell>
          <table:table-cell table:style-name="Default" office:value-type="string" calcext:value-type="string">
            <text:p>CenterName</text:p>
          </table:table-cell>
          <table:table-cell table:style-name="Default" office:value-type="string" calcext:value-type="string">
            <text:p>Submission</text:p>
          </table:table-cell>
          <table:table-cell table:style-name="Default" office:value-type="string" calcext:value-type="string">
            <text:p>dbgap_study_accession</text:p>
          </table:table-cell>
          <table:table-cell table:style-name="Default" office:value-type="string" calcext:value-type="string">
            <text:p>Consent</text:p>
          </table:table-cell>
          <table:table-cell table:style-name="Default" office:value-type="string" calcext:value-type="string">
            <text:p>RunHash</text:p>
          </table:table-cell>
          <table:table-cell table:style-name="Default" office:value-type="string" calcext:value-type="string">
            <text:p>ReadHash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table:number-columns-repeated="975"/>
        </table:table-row>
        <table:table-row table:style-name="ro1">
          <table:table-cell table:style-name="ce1" office:value-type="string" calcext:value-type="string">
            <text:p>SRX10433093</text:p>
          </table:table-cell>
          <table:table-cell table:style-name="ce1" office:value-type="string" calcext:value-type="string">
            <text:p>SRR14057225</text:p>
          </table:table-cell>
          <table:table-cell table:style-name="ce3" office:value-type="string" calcext:value-type="string">
            <text:p>2021-04-02 12:21:27</text:p>
          </table:table-cell>
          <table:table-cell table:style-name="ce3" office:value-type="string" calcext:value-type="string">
            <text:p>2021-03-24 10:17:58</text:p>
          </table:table-cell>
          <table:table-cell table:style-name="ce1" office:value-type="float" office:value="15534600" calcext:value-type="float">
            <text:p>15534600</text:p>
          </table:table-cell>
          <table:table-cell table:style-name="ce1" office:value-type="float" office:value="4660380000" calcext:value-type="float">
            <text:p>4660380000</text:p>
          </table:table-cell>
          <table:table-cell table:style-name="ce1" office:value-type="float" office:value="15534600" calcext:value-type="float">
            <text:p>155346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61" calcext:value-type="float">
            <text:p>1761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20/SRR14057225/SRR14057225.1</text:p>
          </table:table-cell>
          <table:table-cell table:style-name="ce1" office:value-type="string" calcext:value-type="string">
            <text:p>RK 20-01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66700</text:p>
          </table:table-cell>
          <table:table-cell table:style-name="ce1" office:value-type="string" calcext:value-type="string">
            <text:p>SAMN18450310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1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09879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ACDE083221238B7CDE2619B2E1ABB9B9</text:p>
          </table:table-cell>
          <table:table-cell table:style-name="ce1" office:value-type="string" calcext:value-type="string">
            <text:p>C5297C8883A54724DA713770E8559278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0436099</text:p>
          </table:table-cell>
          <table:table-cell table:style-name="ce1" office:value-type="string" calcext:value-type="string">
            <text:p>SRR14061515</text:p>
          </table:table-cell>
          <table:table-cell table:style-name="ce3" office:value-type="string" calcext:value-type="string">
            <text:p>2021-04-02 12:21:26</text:p>
          </table:table-cell>
          <table:table-cell table:style-name="ce3" office:value-type="string" calcext:value-type="string">
            <text:p>2021-03-24 20:06:59</text:p>
          </table:table-cell>
          <table:table-cell table:style-name="ce1" office:value-type="float" office:value="13288610" calcext:value-type="float">
            <text:p>13288610</text:p>
          </table:table-cell>
          <table:table-cell table:style-name="ce1" office:value-type="float" office:value="3986583000" calcext:value-type="float">
            <text:p>3986583000</text:p>
          </table:table-cell>
          <table:table-cell table:style-name="ce1" office:value-type="float" office:value="13288610" calcext:value-type="float">
            <text:p>132886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30" calcext:value-type="float">
            <text:p>1530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19/SRR14061515/SRR14061515.1</text:p>
          </table:table-cell>
          <table:table-cell table:style-name="ce1" office:value-type="string" calcext:value-type="string">
            <text:p>RK 20-02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69562</text:p>
          </table:table-cell>
          <table:table-cell table:style-name="ce1" office:value-type="string" calcext:value-type="string">
            <text:p>SAMN18450311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2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09932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EEDDB56D786FABF4F42A2BAAE418080C</text:p>
          </table:table-cell>
          <table:table-cell table:style-name="ce1" office:value-type="string" calcext:value-type="string">
            <text:p>61122053ECC1308E75A25CF5C745085B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0443643</text:p>
          </table:table-cell>
          <table:table-cell table:style-name="ce1" office:value-type="string" calcext:value-type="string">
            <text:p>SRR14069283</text:p>
          </table:table-cell>
          <table:table-cell table:style-name="ce3" office:value-type="string" calcext:value-type="string">
            <text:p>2021-04-02 12:21:27</text:p>
          </table:table-cell>
          <table:table-cell table:style-name="ce3" office:value-type="string" calcext:value-type="string">
            <text:p>2021-03-25 22:11:55</text:p>
          </table:table-cell>
          <table:table-cell table:style-name="ce1" office:value-type="float" office:value="10806120" calcext:value-type="float">
            <text:p>10806120</text:p>
          </table:table-cell>
          <table:table-cell table:style-name="ce1" office:value-type="float" office:value="3241836000" calcext:value-type="float">
            <text:p>3241836000</text:p>
          </table:table-cell>
          <table:table-cell table:style-name="ce1" office:value-type="float" office:value="10806120" calcext:value-type="float">
            <text:p>1080612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17" calcext:value-type="float">
            <text:p>1317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21/SRR14069283/SRR14069283.1</text:p>
          </table:table-cell>
          <table:table-cell table:style-name="ce1" office:value-type="string" calcext:value-type="string">
            <text:p>RK 20-03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75732</text:p>
          </table:table-cell>
          <table:table-cell table:style-name="ce1" office:value-type="string" calcext:value-type="string">
            <text:p>SAMN18450312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3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10399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D8E5CF5458968A1220886816658C031A</text:p>
          </table:table-cell>
          <table:table-cell table:style-name="ce1" office:value-type="string" calcext:value-type="string">
            <text:p>515CE647CEF84A2206FAEE608D87E100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0444157</text:p>
          </table:table-cell>
          <table:table-cell table:style-name="ce1" office:value-type="string" calcext:value-type="string">
            <text:p>SRR14069797</text:p>
          </table:table-cell>
          <table:table-cell table:style-name="ce3" office:value-type="string" calcext:value-type="string">
            <text:p>2021-04-02 12:21:27</text:p>
          </table:table-cell>
          <table:table-cell table:style-name="ce3" office:value-type="string" calcext:value-type="string">
            <text:p>2021-03-25 14:40:39</text:p>
          </table:table-cell>
          <table:table-cell table:style-name="ce1" office:value-type="float" office:value="13639674" calcext:value-type="float">
            <text:p>13639674</text:p>
          </table:table-cell>
          <table:table-cell table:style-name="ce1" office:value-type="float" office:value="4091902200" calcext:value-type="float">
            <text:p>4091902200</text:p>
          </table:table-cell>
          <table:table-cell table:style-name="ce1" office:value-type="float" office:value="13639674" calcext:value-type="float">
            <text:p>1363967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94" calcext:value-type="float">
            <text:p>1594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20/SRR14069797/SRR14069797.1</text:p>
          </table:table-cell>
          <table:table-cell table:style-name="ce1" office:value-type="string" calcext:value-type="string">
            <text:p>RK 20-04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76236</text:p>
          </table:table-cell>
          <table:table-cell table:style-name="ce1" office:value-type="string" calcext:value-type="string">
            <text:p>SAMN18450313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4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10530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90E85CC61DBE8D0A5BFD3414963B4A14</text:p>
          </table:table-cell>
          <table:table-cell table:style-name="ce1" office:value-type="string" calcext:value-type="string">
            <text:p>62666F2404FBA44CDD2DC30BE0C68830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0447177</text:p>
          </table:table-cell>
          <table:table-cell table:style-name="ce1" office:value-type="string" calcext:value-type="string">
            <text:p>SRR14072892</text:p>
          </table:table-cell>
          <table:table-cell table:style-name="ce3" office:value-type="string" calcext:value-type="string">
            <text:p>2021-04-02 12:21:27</text:p>
          </table:table-cell>
          <table:table-cell table:style-name="ce3" office:value-type="string" calcext:value-type="string">
            <text:p>2021-03-25 19:25:20</text:p>
          </table:table-cell>
          <table:table-cell table:style-name="ce1" office:value-type="float" office:value="11155437" calcext:value-type="float">
            <text:p>11155437</text:p>
          </table:table-cell>
          <table:table-cell table:style-name="ce1" office:value-type="float" office:value="3346631100" calcext:value-type="float">
            <text:p>3346631100</text:p>
          </table:table-cell>
          <table:table-cell table:style-name="ce1" office:value-type="float" office:value="11155437" calcext:value-type="float">
            <text:p>1115543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20/SRR14072892/SRR14072892.1</text:p>
          </table:table-cell>
          <table:table-cell table:style-name="ce1" office:value-type="string" calcext:value-type="string">
            <text:p>RK 20-05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79162</text:p>
          </table:table-cell>
          <table:table-cell table:style-name="ce1" office:value-type="string" calcext:value-type="string">
            <text:p>SAMN18450314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5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10723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D5A405F33CEADD31C24323B543EDCD30</text:p>
          </table:table-cell>
          <table:table-cell table:style-name="ce1" office:value-type="string" calcext:value-type="string">
            <text:p>ADF2A4FF24CFF27665B3329D2650516C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0452645</text:p>
          </table:table-cell>
          <table:table-cell table:style-name="ce1" office:value-type="string" calcext:value-type="string">
            <text:p>SRR14078369</text:p>
          </table:table-cell>
          <table:table-cell table:style-name="ce3" office:value-type="string" calcext:value-type="string">
            <text:p>2021-04-02 12:21:27</text:p>
          </table:table-cell>
          <table:table-cell table:style-name="ce3" office:value-type="string" calcext:value-type="string">
            <text:p>2021-03-26 21:50:53</text:p>
          </table:table-cell>
          <table:table-cell table:style-name="ce1" office:value-type="float" office:value="11277543" calcext:value-type="float">
            <text:p>11277543</text:p>
          </table:table-cell>
          <table:table-cell table:style-name="ce1" office:value-type="float" office:value="3383262900" calcext:value-type="float">
            <text:p>3383262900</text:p>
          </table:table-cell>
          <table:table-cell table:style-name="ce1" office:value-type="float" office:value="11277543" calcext:value-type="float">
            <text:p>1127754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68" calcext:value-type="float">
            <text:p>1368</text:p>
          </table:table-cell>
          <table:table-cell table:style-name="ce1"/>
          <table:table-cell table:style-name="ce1" office:value-type="string" calcext:value-type="string">
            <text:p>https://sra-downloadb.be-md.ncbi.nlm.nih.gov/sos3/sra-pub-run-20/SRR14078369/SRR14078369.1</text:p>
          </table:table-cell>
          <table:table-cell table:style-name="ce1" office:value-type="string" calcext:value-type="string">
            <text:p>RK 20-06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Illumina HiSeq 4000</text:p>
          </table:table-cell>
          <table:table-cell table:style-name="ce1" office:value-type="string" calcext:value-type="string">
            <text:p>SRP311938</text:p>
          </table:table-cell>
          <table:table-cell table:style-name="ce1" office:value-type="string" calcext:value-type="string">
            <text:p>PRJNA715655</text:p>
          </table:table-cell>
          <table:table-cell table:style-name="ce1"/>
          <table:table-cell table:style-name="ce1" office:value-type="float" office:value="715655" calcext:value-type="float">
            <text:p>715655</text:p>
          </table:table-cell>
          <table:table-cell table:style-name="ce1" office:value-type="string" calcext:value-type="string">
            <text:p>SRS8583865</text:p>
          </table:table-cell>
          <table:table-cell table:style-name="ce1" office:value-type="string" calcext:value-type="string">
            <text:p>SAMN18450315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K 20-06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UNIVERSITY OF LOUISIANA AT LAFAYETTE</text:p>
          </table:table-cell>
          <table:table-cell table:style-name="ce1" office:value-type="string" calcext:value-type="string">
            <text:p>SRA1210953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A91F8DA2A82B7902B1829B3CF9248482</text:p>
          </table:table-cell>
          <table:table-cell table:style-name="ce1" office:value-type="string" calcext:value-type="string">
            <text:p>D2FF8047B4A855CCD6AC412464A23A33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8</text:p>
          </table:table-cell>
          <table:table-cell table:style-name="ce1" office:value-type="string" calcext:value-type="string">
            <text:p>SRR15130901</text:p>
          </table:table-cell>
          <table:table-cell table:style-name="ce3" office:value-type="string" calcext:value-type="string">
            <text:p>2021-07-14 10:59:14</text:p>
          </table:table-cell>
          <table:table-cell table:style-name="ce3" office:value-type="string" calcext:value-type="string">
            <text:p>2021-07-14 10:56:51</text:p>
          </table:table-cell>
          <table:table-cell table:style-name="ce1" office:value-type="float" office:value="16417082" calcext:value-type="float">
            <text:p>16417082</text:p>
          </table:table-cell>
          <table:table-cell table:style-name="ce1" office:value-type="float" office:value="4925124600" calcext:value-type="float">
            <text:p>4925124600</text:p>
          </table:table-cell>
          <table:table-cell table:style-name="ce1" office:value-type="float" office:value="16417082" calcext:value-type="float">
            <text:p>1641708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string" calcext:value-type="string">
            <text:p>https://sra-download.ncbi.nlm.nih.gov/traces/sra47/SRR/014776/SRR15130901</text:p>
          </table:table-cell>
          <table:table-cell table:style-name="ce1" office:value-type="string" calcext:value-type="string">
            <text:p>U-3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2004</text:p>
          </table:table-cell>
          <table:table-cell table:style-name="ce1" office:value-type="string" calcext:value-type="string">
            <text:p>SAMN20207212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20014739-XTEN20200430YMKD-1-PRNA200711SH-U-2_combined_R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2B9392A02DEEE162E17A9AF697D9C4AB</text:p>
          </table:table-cell>
          <table:table-cell table:style-name="ce1" office:value-type="string" calcext:value-type="string">
            <text:p>B6B7115A5A525922E30DC457E6DADD7B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7</text:p>
          </table:table-cell>
          <table:table-cell table:style-name="ce1" office:value-type="string" calcext:value-type="string">
            <text:p>SRR15130902</text:p>
          </table:table-cell>
          <table:table-cell table:style-name="ce3" office:value-type="string" calcext:value-type="string">
            <text:p>2021-07-14 11:00:24</text:p>
          </table:table-cell>
          <table:table-cell table:style-name="ce3" office:value-type="string" calcext:value-type="string">
            <text:p>2021-07-14 10:58:21</text:p>
          </table:table-cell>
          <table:table-cell table:style-name="ce1" office:value-type="float" office:value="16300415" calcext:value-type="float">
            <text:p>16300415</text:p>
          </table:table-cell>
          <table:table-cell table:style-name="ce1" office:value-type="float" office:value="4890124500" calcext:value-type="float">
            <text:p>4890124500</text:p>
          </table:table-cell>
          <table:table-cell table:style-name="ce1" office:value-type="float" office:value="16300415" calcext:value-type="float">
            <text:p>1630041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string" calcext:value-type="string">
            <text:p>https://sra-download.ncbi.nlm.nih.gov/traces/sra18/SRR/014776/SRR15130902</text:p>
          </table:table-cell>
          <table:table-cell table:style-name="ce1" office:value-type="string" calcext:value-type="string">
            <text:p>U-1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2003</text:p>
          </table:table-cell>
          <table:table-cell table:style-name="ce1" office:value-type="string" calcext:value-type="string">
            <text:p>SAMN20207210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20014739-XTEN20200430YMKD-1-PRNA200711SH-U-1_combined_R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96BC37DB48D979C900233A6C8645FBD8</text:p>
          </table:table-cell>
          <table:table-cell table:style-name="ce1" office:value-type="string" calcext:value-type="string">
            <text:p>BBEFD9213120384DAC0C3A72DC955557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6</text:p>
          </table:table-cell>
          <table:table-cell table:style-name="ce1" office:value-type="string" calcext:value-type="string">
            <text:p>SRR15130903</text:p>
          </table:table-cell>
          <table:table-cell table:style-name="ce3" office:value-type="string" calcext:value-type="string">
            <text:p>2021-07-14 11:00:24</text:p>
          </table:table-cell>
          <table:table-cell table:style-name="ce3" office:value-type="string" calcext:value-type="string">
            <text:p>2021-07-14 10:57:51</text:p>
          </table:table-cell>
          <table:table-cell table:style-name="ce1" office:value-type="float" office:value="16742216" calcext:value-type="float">
            <text:p>16742216</text:p>
          </table:table-cell>
          <table:table-cell table:style-name="ce1" office:value-type="float" office:value="5022664800" calcext:value-type="float">
            <text:p>5022664800</text:p>
          </table:table-cell>
          <table:table-cell table:style-name="ce1" office:value-type="float" office:value="16742216" calcext:value-type="float">
            <text:p>1674221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480" calcext:value-type="float">
            <text:p>1480</text:p>
          </table:table-cell>
          <table:table-cell table:style-name="ce1"/>
          <table:table-cell table:style-name="ce1" office:value-type="string" calcext:value-type="string">
            <text:p>https://sra-download.ncbi.nlm.nih.gov/traces/sra74/SRR/014776/SRR15130903</text:p>
          </table:table-cell>
          <table:table-cell table:style-name="ce1" office:value-type="string" calcext:value-type="string">
            <text:p>TarO-5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2002</text:p>
          </table:table-cell>
          <table:table-cell table:style-name="ce1" office:value-type="string" calcext:value-type="string">
            <text:p>SAMN20207208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T_3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86D8D57426BCBF0E742977B0BCEB9DA5</text:p>
          </table:table-cell>
          <table:table-cell table:style-name="ce1" office:value-type="string" calcext:value-type="string">
            <text:p>8B69E54168ACBDBC5E64546974E14D00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5</text:p>
          </table:table-cell>
          <table:table-cell table:style-name="ce1" office:value-type="string" calcext:value-type="string">
            <text:p>SRR15130904</text:p>
          </table:table-cell>
          <table:table-cell table:style-name="ce3" office:value-type="string" calcext:value-type="string">
            <text:p>2021-07-14 11:00:24</text:p>
          </table:table-cell>
          <table:table-cell table:style-name="ce3" office:value-type="string" calcext:value-type="string">
            <text:p>2021-07-14 10:58:46</text:p>
          </table:table-cell>
          <table:table-cell table:style-name="ce1" office:value-type="float" office:value="16574257" calcext:value-type="float">
            <text:p>16574257</text:p>
          </table:table-cell>
          <table:table-cell table:style-name="ce1" office:value-type="float" office:value="4972277100" calcext:value-type="float">
            <text:p>4972277100</text:p>
          </table:table-cell>
          <table:table-cell table:style-name="ce1" office:value-type="float" office:value="16574257" calcext:value-type="float">
            <text:p>1657425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02" calcext:value-type="float">
            <text:p>1502</text:p>
          </table:table-cell>
          <table:table-cell table:style-name="ce1"/>
          <table:table-cell table:style-name="ce1" office:value-type="string" calcext:value-type="string">
            <text:p>https://sra-download.ncbi.nlm.nih.gov/traces/sra59/SRR/014776/SRR15130904</text:p>
          </table:table-cell>
          <table:table-cell table:style-name="ce1" office:value-type="string" calcext:value-type="string">
            <text:p>USA300-1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2001</text:p>
          </table:table-cell>
          <table:table-cell table:style-name="ce1" office:value-type="string" calcext:value-type="string">
            <text:p>SAMN20207198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U_1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96CC6ECE52D3C3CF1BF09D4F4236531A</text:p>
          </table:table-cell>
          <table:table-cell table:style-name="ce1" office:value-type="string" calcext:value-type="string">
            <text:p>5CD98893D673214EBD1113CF56388476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4</text:p>
          </table:table-cell>
          <table:table-cell table:style-name="ce1" office:value-type="string" calcext:value-type="string">
            <text:p>SRR15130905</text:p>
          </table:table-cell>
          <table:table-cell table:style-name="ce3" office:value-type="string" calcext:value-type="string">
            <text:p>2021-07-14 11:00:24</text:p>
          </table:table-cell>
          <table:table-cell table:style-name="ce3" office:value-type="string" calcext:value-type="string">
            <text:p>2021-07-14 10:57:29</text:p>
          </table:table-cell>
          <table:table-cell table:style-name="ce1" office:value-type="float" office:value="17943654" calcext:value-type="float">
            <text:p>17943654</text:p>
          </table:table-cell>
          <table:table-cell table:style-name="ce1" office:value-type="float" office:value="5383096200" calcext:value-type="float">
            <text:p>5383096200</text:p>
          </table:table-cell>
          <table:table-cell table:style-name="ce1" office:value-type="float" office:value="17943654" calcext:value-type="float">
            <text:p>1794365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04" calcext:value-type="float">
            <text:p>1604</text:p>
          </table:table-cell>
          <table:table-cell table:style-name="ce1"/>
          <table:table-cell table:style-name="ce1" office:value-type="string" calcext:value-type="string">
            <text:p>https://sra-download.ncbi.nlm.nih.gov/traces/sra66/SRR/014776/SRR15130905</text:p>
          </table:table-cell>
          <table:table-cell table:style-name="ce1" office:value-type="string" calcext:value-type="string">
            <text:p>TarO-3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2000</text:p>
          </table:table-cell>
          <table:table-cell table:style-name="ce1" office:value-type="string" calcext:value-type="string">
            <text:p>SAMN20207206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T_2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94E665A895FD31E1184F484ED17C1D69</text:p>
          </table:table-cell>
          <table:table-cell table:style-name="ce1" office:value-type="string" calcext:value-type="string">
            <text:p>BCBBCDD738168D4F04253CA183AAA90A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3</text:p>
          </table:table-cell>
          <table:table-cell table:style-name="ce1" office:value-type="string" calcext:value-type="string">
            <text:p>SRR15130906</text:p>
          </table:table-cell>
          <table:table-cell table:style-name="ce3" office:value-type="string" calcext:value-type="string">
            <text:p>2021-07-14 11:00:24</text:p>
          </table:table-cell>
          <table:table-cell table:style-name="ce3" office:value-type="string" calcext:value-type="string">
            <text:p>2021-07-14 10:58:28</text:p>
          </table:table-cell>
          <table:table-cell table:style-name="ce1" office:value-type="float" office:value="15557147" calcext:value-type="float">
            <text:p>15557147</text:p>
          </table:table-cell>
          <table:table-cell table:style-name="ce1" office:value-type="float" office:value="4667144100" calcext:value-type="float">
            <text:p>4667144100</text:p>
          </table:table-cell>
          <table:table-cell table:style-name="ce1" office:value-type="float" office:value="15557147" calcext:value-type="float">
            <text:p>15557147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392" calcext:value-type="float">
            <text:p>1392</text:p>
          </table:table-cell>
          <table:table-cell table:style-name="ce1"/>
          <table:table-cell table:style-name="ce1" office:value-type="string" calcext:value-type="string">
            <text:p>https://sra-download.ncbi.nlm.nih.gov/traces/sra5/SRR/014776/SRR15130906</text:p>
          </table:table-cell>
          <table:table-cell table:style-name="ce1" office:value-type="string" calcext:value-type="string">
            <text:p>TarO-1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9</text:p>
          </table:table-cell>
          <table:table-cell table:style-name="ce1" office:value-type="string" calcext:value-type="string">
            <text:p>SAMN20207204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T_1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7BCF9BEF8730A858387DD9B435D54598</text:p>
          </table:table-cell>
          <table:table-cell table:style-name="ce1" office:value-type="string" calcext:value-type="string">
            <text:p>A52426D890432AE4E2C9ACFD73980531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2</text:p>
          </table:table-cell>
          <table:table-cell table:style-name="ce1" office:value-type="string" calcext:value-type="string">
            <text:p>SRR15130907</text:p>
          </table:table-cell>
          <table:table-cell table:style-name="ce3" office:value-type="string" calcext:value-type="string">
            <text:p>2021-07-14 11:03:26</text:p>
          </table:table-cell>
          <table:table-cell table:style-name="ce3" office:value-type="string" calcext:value-type="string">
            <text:p>2021-07-14 10:59:23</text:p>
          </table:table-cell>
          <table:table-cell table:style-name="ce1" office:value-type="float" office:value="15717382" calcext:value-type="float">
            <text:p>15717382</text:p>
          </table:table-cell>
          <table:table-cell table:style-name="ce1" office:value-type="float" office:value="4715214600" calcext:value-type="float">
            <text:p>4715214600</text:p>
          </table:table-cell>
          <table:table-cell table:style-name="ce1" office:value-type="float" office:value="15717382" calcext:value-type="float">
            <text:p>1571738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422" calcext:value-type="float">
            <text:p>1422</text:p>
          </table:table-cell>
          <table:table-cell table:style-name="ce1"/>
          <table:table-cell table:style-name="ce1" office:value-type="string" calcext:value-type="string">
            <text:p>https://sra-download.ncbi.nlm.nih.gov/traces/sra57/SRR/014776/SRR15130907</text:p>
          </table:table-cell>
          <table:table-cell table:style-name="ce1" office:value-type="string" calcext:value-type="string">
            <text:p>USA300-5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8</text:p>
          </table:table-cell>
          <table:table-cell table:style-name="ce1" office:value-type="string" calcext:value-type="string">
            <text:p>SAMN20207202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U_3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251B1A9BBF6ED4D52F5D31FD0850ABDB</text:p>
          </table:table-cell>
          <table:table-cell table:style-name="ce1" office:value-type="string" calcext:value-type="string">
            <text:p>F89906C347A0D7BCB85DBA5E593FEC0E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1</text:p>
          </table:table-cell>
          <table:table-cell table:style-name="ce1" office:value-type="string" calcext:value-type="string">
            <text:p>SRR15130908</text:p>
          </table:table-cell>
          <table:table-cell table:style-name="ce3" office:value-type="string" calcext:value-type="string">
            <text:p>2021-07-14 11:09:23</text:p>
          </table:table-cell>
          <table:table-cell table:style-name="ce3" office:value-type="string" calcext:value-type="string">
            <text:p>2021-07-14 11:06:11</text:p>
          </table:table-cell>
          <table:table-cell table:style-name="ce1" office:value-type="float" office:value="18274303" calcext:value-type="float">
            <text:p>18274303</text:p>
          </table:table-cell>
          <table:table-cell table:style-name="ce1" office:value-type="float" office:value="5390640536" calcext:value-type="float">
            <text:p>5390640536</text:p>
          </table:table-cell>
          <table:table-cell table:style-name="ce1" office:value-type="float" office:value="17663301" calcext:value-type="float">
            <text:p>17663301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string" calcext:value-type="string">
            <text:p>https://sra-download.ncbi.nlm.nih.gov/traces/sra63/SRR/014776/SRR15130908</text:p>
          </table:table-cell>
          <table:table-cell table:style-name="ce1" office:value-type="string" calcext:value-type="string">
            <text:p>T-5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7</text:p>
          </table:table-cell>
          <table:table-cell table:style-name="ce1" office:value-type="string" calcext:value-type="string">
            <text:p>SAMN20207220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20014739-XTEN20200430YMKD-1-PRNA200711SH-T-3_combined_R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BB418D7E264D1356E7E59B01DA9F30A8</text:p>
          </table:table-cell>
          <table:table-cell table:style-name="ce1" office:value-type="string" calcext:value-type="string">
            <text:p>EBDD3CC1B3C5646ECDF24B185480F0CE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30</text:p>
          </table:table-cell>
          <table:table-cell table:style-name="ce1" office:value-type="string" calcext:value-type="string">
            <text:p>SRR15130909</text:p>
          </table:table-cell>
          <table:table-cell table:style-name="ce3" office:value-type="string" calcext:value-type="string">
            <text:p>2021-07-14 11:03:26</text:p>
          </table:table-cell>
          <table:table-cell table:style-name="ce3" office:value-type="string" calcext:value-type="string">
            <text:p>2021-07-14 10:59:50</text:p>
          </table:table-cell>
          <table:table-cell table:style-name="ce1" office:value-type="float" office:value="15360046" calcext:value-type="float">
            <text:p>15360046</text:p>
          </table:table-cell>
          <table:table-cell table:style-name="ce1" office:value-type="float" office:value="4608013800" calcext:value-type="float">
            <text:p>4608013800</text:p>
          </table:table-cell>
          <table:table-cell table:style-name="ce1" office:value-type="float" office:value="15360046" calcext:value-type="float">
            <text:p>1536004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22" calcext:value-type="float">
            <text:p>1722</text:p>
          </table:table-cell>
          <table:table-cell table:style-name="ce1"/>
          <table:table-cell table:style-name="ce1" office:value-type="string" calcext:value-type="string">
            <text:p>https://sra-download.ncbi.nlm.nih.gov/traces/sra16/SRR/014776/SRR15130909</text:p>
          </table:table-cell>
          <table:table-cell table:style-name="ce1" office:value-type="string" calcext:value-type="string">
            <text:p>T-3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6</text:p>
          </table:table-cell>
          <table:table-cell table:style-name="ce1" office:value-type="string" calcext:value-type="string">
            <text:p>SAMN20207218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20014739-XTEN20200430YMKD-1-PRNA200711SH-T-2_combined_R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78D2648CB7B78DE37807CB655A638BAE</text:p>
          </table:table-cell>
          <table:table-cell table:style-name="ce1" office:value-type="string" calcext:value-type="string">
            <text:p>42E153DA7BA2D9EF02EAFB55F55CE2B1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29</text:p>
          </table:table-cell>
          <table:table-cell table:style-name="ce1" office:value-type="string" calcext:value-type="string">
            <text:p>SRR15130910</text:p>
          </table:table-cell>
          <table:table-cell table:style-name="ce3" office:value-type="string" calcext:value-type="string">
            <text:p>2021-07-14 11:03:26</text:p>
          </table:table-cell>
          <table:table-cell table:style-name="ce3" office:value-type="string" calcext:value-type="string">
            <text:p>2021-07-14 10:59:26</text:p>
          </table:table-cell>
          <table:table-cell table:style-name="ce1" office:value-type="float" office:value="15646563" calcext:value-type="float">
            <text:p>15646563</text:p>
          </table:table-cell>
          <table:table-cell table:style-name="ce1" office:value-type="float" office:value="4693968900" calcext:value-type="float">
            <text:p>4693968900</text:p>
          </table:table-cell>
          <table:table-cell table:style-name="ce1" office:value-type="float" office:value="15646563" calcext:value-type="float">
            <text:p>1564656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410" calcext:value-type="float">
            <text:p>1410</text:p>
          </table:table-cell>
          <table:table-cell table:style-name="ce1"/>
          <table:table-cell table:style-name="ce1" office:value-type="string" calcext:value-type="string">
            <text:p>https://sra-download.ncbi.nlm.nih.gov/traces/sra24/SRR/014776/SRR15130910</text:p>
          </table:table-cell>
          <table:table-cell table:style-name="ce1" office:value-type="string" calcext:value-type="string">
            <text:p>USA300-3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5</text:p>
          </table:table-cell>
          <table:table-cell table:style-name="ce1" office:value-type="string" calcext:value-type="string">
            <text:p>SAMN20207200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U_2.raw_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1D9757214EBE89E910ABE646D9BB87AB</text:p>
          </table:table-cell>
          <table:table-cell table:style-name="ce1" office:value-type="string" calcext:value-type="string">
            <text:p>93576143E6F2676A31425486BCC8CD86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RX11439428</text:p>
          </table:table-cell>
          <table:table-cell table:style-name="ce1" office:value-type="string" calcext:value-type="string">
            <text:p>SRR15130911</text:p>
          </table:table-cell>
          <table:table-cell table:style-name="ce3" office:value-type="string" calcext:value-type="string">
            <text:p>2021-07-14 11:12:32</text:p>
          </table:table-cell>
          <table:table-cell table:style-name="ce3" office:value-type="string" calcext:value-type="string">
            <text:p>2021-07-14 11:01:38</text:p>
          </table:table-cell>
          <table:table-cell table:style-name="ce1" office:value-type="float" office:value="17915911" calcext:value-type="float">
            <text:p>17915911</text:p>
          </table:table-cell>
          <table:table-cell table:style-name="ce1" office:value-type="float" office:value="5374773300" calcext:value-type="float">
            <text:p>5374773300</text:p>
          </table:table-cell>
          <table:table-cell table:style-name="ce1" office:value-type="float" office:value="17915911" calcext:value-type="float">
            <text:p>1791591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string" calcext:value-type="string">
            <text:p>https://sra-download.ncbi.nlm.nih.gov/traces/sra40/SRR/014776/SRR15130911</text:p>
          </table:table-cell>
          <table:table-cell table:style-name="ce1" office:value-type="string" calcext:value-type="string">
            <text:p>T-1</text:p>
          </table:table-cell>
          <table:table-cell table:style-name="ce1" office:value-type="string" calcext:value-type="string">
            <text:p>RNA-Seq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TRANSCRIPTOMIC</text:p>
          </table:table-cell>
          <table:table-cell table:style-name="ce1" office:value-type="string" calcext:value-type="string">
            <text:p>PAIRE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LUMINA</text:p>
          </table:table-cell>
          <table:table-cell table:style-name="ce1" office:value-type="string" calcext:value-type="string">
            <text:p>HiSeq X Ten</text:p>
          </table:table-cell>
          <table:table-cell table:style-name="ce1" office:value-type="string" calcext:value-type="string">
            <text:p>SRP328305</text:p>
          </table:table-cell>
          <table:table-cell table:style-name="ce1" office:value-type="string" calcext:value-type="string">
            <text:p>PRJNA746457</text:p>
          </table:table-cell>
          <table:table-cell table:style-name="ce1"/>
          <table:table-cell table:style-name="ce1" office:value-type="float" office:value="746457" calcext:value-type="float">
            <text:p>746457</text:p>
          </table:table-cell>
          <table:table-cell table:style-name="ce1" office:value-type="string" calcext:value-type="string">
            <text:p>SRS9481994</text:p>
          </table:table-cell>
          <table:table-cell table:style-name="ce1" office:value-type="string" calcext:value-type="string">
            <text:p>SAMN20207216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string" calcext:value-type="string">
            <text:p>R20014739-XTEN20200430YMKD-1-PRNA200711SH-T-1_combined_R1.fastq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SHANGHAI INSTITUTE OF MATERIA MEDICA</text:p>
          </table:table-cell>
          <table:table-cell table:style-name="ce1" office:value-type="string" calcext:value-type="string">
            <text:p>SRA1258965</text:p>
          </table:table-cell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6C88268731404F49538AE7395FF8FC55</text:p>
          </table:table-cell>
          <table:table-cell table:style-name="ce1" office:value-type="string" calcext:value-type="string">
            <text:p>98314D93C9CE1E3A18E9CB5E688989AA</text:p>
          </table:table-cell>
          <table:table-cell table:style-name="ce1" table:number-columns-repeated="977"/>
        </table:table-row>
        <table:table-row table:style-name="ro1">
          <table:table-cell office:value-type="string" calcext:value-type="string">
            <text:p>SRX8582599</text:p>
          </table:table-cell>
          <table:table-cell office:value-type="string" calcext:value-type="string">
            <text:p>SRR12054180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07</text:p>
          </table:table-cell>
          <table:table-cell office:value-type="float" office:value="12984118" calcext:value-type="float">
            <text:p>12984118</text:p>
          </table:table-cell>
          <table:table-cell office:value-type="float" office:value="2596823600" calcext:value-type="float">
            <text:p>2596823600</text:p>
          </table:table-cell>
          <table:table-cell office:value-type="float" office:value="12984118" calcext:value-type="float">
            <text:p>12984118</text:p>
          </table:table-cell>
          <table:table-cell office:value-type="float" office:value="200" calcext:value-type="float">
            <text:p>200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https://sra-download.ncbi.nlm.nih.gov/traces/sra73/SRR/011771/SRR1205418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1</text:p>
          </table:table-cell>
          <table:table-cell office:value-type="string" calcext:value-type="string">
            <text:p>SAMN1532607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0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ECF5F8B92427CBE8F7CBE1AFEF71A22</text:p>
          </table:table-cell>
          <table:table-cell office:value-type="string" calcext:value-type="string">
            <text:p>55476433754E53D060FF286F10F0E79A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0</text:p>
          </table:table-cell>
          <table:table-cell office:value-type="string" calcext:value-type="string">
            <text:p>SRR12054181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06</text:p>
          </table:table-cell>
          <table:table-cell office:value-type="float" office:value="12602846" calcext:value-type="float">
            <text:p>12602846</text:p>
          </table:table-cell>
          <table:table-cell office:value-type="float" office:value="2520569200" calcext:value-type="float">
            <text:p>2520569200</text:p>
          </table:table-cell>
          <table:table-cell office:value-type="float" office:value="12602846" calcext:value-type="float">
            <text:p>12602846</text:p>
          </table:table-cell>
          <table:table-cell office:value-type="float" office:value="200" calcext:value-type="float">
            <text:p>200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https://sra-download.ncbi.nlm.nih.gov/traces/sra59/SRR/011771/SRR1205418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2</text:p>
          </table:table-cell>
          <table:table-cell office:value-type="string" calcext:value-type="string">
            <text:p>SAMN1532607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0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36C98B9C721DB4D1266E0B1F50EE166</text:p>
          </table:table-cell>
          <table:table-cell office:value-type="string" calcext:value-type="string">
            <text:p>6BC1556953C88EEEBECBE8F405315F0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1</text:p>
          </table:table-cell>
          <table:table-cell office:value-type="string" calcext:value-type="string">
            <text:p>SRR12054182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41</text:p>
          </table:table-cell>
          <table:table-cell office:value-type="float" office:value="12295830" calcext:value-type="float">
            <text:p>12295830</text:p>
          </table:table-cell>
          <table:table-cell office:value-type="float" office:value="2459166000" calcext:value-type="float">
            <text:p>2459166000</text:p>
          </table:table-cell>
          <table:table-cell office:value-type="float" office:value="12295830" calcext:value-type="float">
            <text:p>12295830</text:p>
          </table:table-cell>
          <table:table-cell office:value-type="float" office:value="200" calcext:value-type="float">
            <text:p>200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https://sra-download.ncbi.nlm.nih.gov/traces/sra55/SRR/011771/SRR1205418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3</text:p>
          </table:table-cell>
          <table:table-cell office:value-type="string" calcext:value-type="string">
            <text:p>SAMN1532607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0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512E79DEFB615B32F0531B79870D35C5</text:p>
          </table:table-cell>
          <table:table-cell office:value-type="string" calcext:value-type="string">
            <text:p>62269A534528EDB25F0479EB653D959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2</text:p>
          </table:table-cell>
          <table:table-cell office:value-type="string" calcext:value-type="string">
            <text:p>SRR12054183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57</text:p>
          </table:table-cell>
          <table:table-cell office:value-type="float" office:value="10517666" calcext:value-type="float">
            <text:p>10517666</text:p>
          </table:table-cell>
          <table:table-cell office:value-type="float" office:value="2103533200" calcext:value-type="float">
            <text:p>2103533200</text:p>
          </table:table-cell>
          <table:table-cell office:value-type="float" office:value="10517666" calcext:value-type="float">
            <text:p>10517666</text:p>
          </table:table-cell>
          <table:table-cell office:value-type="float" office:value="200" calcext:value-type="float">
            <text:p>200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https://sra-download.ncbi.nlm.nih.gov/traces/sra22/SRR/011771/SRR1205418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4</text:p>
          </table:table-cell>
          <table:table-cell office:value-type="string" calcext:value-type="string">
            <text:p>SAMN1532607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C32C4ADB1447137DEF5A9213F547360</text:p>
          </table:table-cell>
          <table:table-cell office:value-type="string" calcext:value-type="string">
            <text:p>59037D769A68CCCCE72F7B57D0C06ED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3</text:p>
          </table:table-cell>
          <table:table-cell office:value-type="string" calcext:value-type="string">
            <text:p>SRR12054184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49</text:p>
          </table:table-cell>
          <table:table-cell office:value-type="float" office:value="11944300" calcext:value-type="float">
            <text:p>11944300</text:p>
          </table:table-cell>
          <table:table-cell office:value-type="float" office:value="2388860000" calcext:value-type="float">
            <text:p>2388860000</text:p>
          </table:table-cell>
          <table:table-cell office:value-type="float" office:value="11944300" calcext:value-type="float">
            <text:p>11944300</text:p>
          </table:table-cell>
          <table:table-cell office:value-type="float" office:value="200" calcext:value-type="float">
            <text:p>200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https://sra-download.ncbi.nlm.nih.gov/traces/sra4/SRR/011771/SRR1205418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5</text:p>
          </table:table-cell>
          <table:table-cell office:value-type="string" calcext:value-type="string">
            <text:p>SAMN1532607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3E7CAFADB5FAA8766DDE9FC9AECDE6A7</text:p>
          </table:table-cell>
          <table:table-cell office:value-type="string" calcext:value-type="string">
            <text:p>1CC83DE7249A0FF73CCBCB60E7780C2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4</text:p>
          </table:table-cell>
          <table:table-cell office:value-type="string" calcext:value-type="string">
            <text:p>SRR12054185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32</text:p>
          </table:table-cell>
          <table:table-cell office:value-type="float" office:value="12086419" calcext:value-type="float">
            <text:p>12086419</text:p>
          </table:table-cell>
          <table:table-cell office:value-type="float" office:value="2417283800" calcext:value-type="float">
            <text:p>2417283800</text:p>
          </table:table-cell>
          <table:table-cell office:value-type="float" office:value="12086419" calcext:value-type="float">
            <text:p>12086419</text:p>
          </table:table-cell>
          <table:table-cell office:value-type="float" office:value="200" calcext:value-type="float">
            <text:p>200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https://sra-download.ncbi.nlm.nih.gov/traces/sra77/SRR/011771/SRR1205418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6</text:p>
          </table:table-cell>
          <table:table-cell office:value-type="string" calcext:value-type="string">
            <text:p>SAMN1532607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2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C1B95D02B0A132EC58A729C9FA86158</text:p>
          </table:table-cell>
          <table:table-cell office:value-type="string" calcext:value-type="string">
            <text:p>D8B69B9561BB2AF0B8775ABD4D8E9D3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5</text:p>
          </table:table-cell>
          <table:table-cell office:value-type="string" calcext:value-type="string">
            <text:p>SRR12054186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47</text:p>
          </table:table-cell>
          <table:table-cell office:value-type="float" office:value="10668683" calcext:value-type="float">
            <text:p>10668683</text:p>
          </table:table-cell>
          <table:table-cell office:value-type="float" office:value="2133736600" calcext:value-type="float">
            <text:p>2133736600</text:p>
          </table:table-cell>
          <table:table-cell office:value-type="float" office:value="10668683" calcext:value-type="float">
            <text:p>10668683</text:p>
          </table:table-cell>
          <table:table-cell office:value-type="float" office:value="200" calcext:value-type="float">
            <text:p>200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https://sra-download.ncbi.nlm.nih.gov/traces/sra72/SRR/011771/SRR1205418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7</text:p>
          </table:table-cell>
          <table:table-cell office:value-type="string" calcext:value-type="string">
            <text:p>SAMN1532607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3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36E2349913AF9635EB90098C2F5A6E29</text:p>
          </table:table-cell>
          <table:table-cell office:value-type="string" calcext:value-type="string">
            <text:p>EBF12A9011F865E9E72D3EA5E0D50CF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6</text:p>
          </table:table-cell>
          <table:table-cell office:value-type="string" calcext:value-type="string">
            <text:p>SRR12054187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32</text:p>
          </table:table-cell>
          <table:table-cell office:value-type="float" office:value="12363233" calcext:value-type="float">
            <text:p>12363233</text:p>
          </table:table-cell>
          <table:table-cell office:value-type="float" office:value="2472646600" calcext:value-type="float">
            <text:p>2472646600</text:p>
          </table:table-cell>
          <table:table-cell office:value-type="float" office:value="12363233" calcext:value-type="float">
            <text:p>12363233</text:p>
          </table:table-cell>
          <table:table-cell office:value-type="float" office:value="200" calcext:value-type="float">
            <text:p>200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https://sra-download.ncbi.nlm.nih.gov/traces/sra54/SRR/011771/SRR1205418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8</text:p>
          </table:table-cell>
          <table:table-cell office:value-type="string" calcext:value-type="string">
            <text:p>SAMN15326070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4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296DF7F46B43CFFEABF8D956C53BB1B</text:p>
          </table:table-cell>
          <table:table-cell office:value-type="string" calcext:value-type="string">
            <text:p>C8D5748F582506252CDEE531D87B8B7B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7</text:p>
          </table:table-cell>
          <table:table-cell office:value-type="string" calcext:value-type="string">
            <text:p>SRR12054188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27</text:p>
          </table:table-cell>
          <table:table-cell office:value-type="float" office:value="9762211" calcext:value-type="float">
            <text:p>9762211</text:p>
          </table:table-cell>
          <table:table-cell office:value-type="float" office:value="1952442200" calcext:value-type="float">
            <text:p>1952442200</text:p>
          </table:table-cell>
          <table:table-cell office:value-type="float" office:value="9762211" calcext:value-type="float">
            <text:p>9762211</text:p>
          </table:table-cell>
          <table:table-cell office:value-type="float" office:value="200" calcext:value-type="float">
            <text:p>200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https://sra-download.ncbi.nlm.nih.gov/traces/sra29/SRR/011771/SRR1205418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79</text:p>
          </table:table-cell>
          <table:table-cell office:value-type="string" calcext:value-type="string">
            <text:p>SAMN1532606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936466519FBC8C64E7C0FA33E5737350</text:p>
          </table:table-cell>
          <table:table-cell office:value-type="string" calcext:value-type="string">
            <text:p>69B672CCA2FC61D939D50D2C99BDB58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8</text:p>
          </table:table-cell>
          <table:table-cell office:value-type="string" calcext:value-type="string">
            <text:p>SRR12054189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01</text:p>
          </table:table-cell>
          <table:table-cell office:value-type="float" office:value="10878151" calcext:value-type="float">
            <text:p>10878151</text:p>
          </table:table-cell>
          <table:table-cell office:value-type="float" office:value="2175630200" calcext:value-type="float">
            <text:p>2175630200</text:p>
          </table:table-cell>
          <table:table-cell office:value-type="float" office:value="10878151" calcext:value-type="float">
            <text:p>10878151</text:p>
          </table:table-cell>
          <table:table-cell office:value-type="float" office:value="200" calcext:value-type="float">
            <text:p>200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https://sra-download.ncbi.nlm.nih.gov/traces/sra33/SRR/011771/SRR12054189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80</text:p>
          </table:table-cell>
          <table:table-cell office:value-type="string" calcext:value-type="string">
            <text:p>SAMN1532606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6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F7711137152413BE7A6E322F70F781C</text:p>
          </table:table-cell>
          <table:table-cell office:value-type="string" calcext:value-type="string">
            <text:p>B8F51469EE565AB362F4CBA3F916507B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09</text:p>
          </table:table-cell>
          <table:table-cell office:value-type="string" calcext:value-type="string">
            <text:p>SRR12054190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2:40</text:p>
          </table:table-cell>
          <table:table-cell office:value-type="float" office:value="10921550" calcext:value-type="float">
            <text:p>10921550</text:p>
          </table:table-cell>
          <table:table-cell office:value-type="float" office:value="2184310000" calcext:value-type="float">
            <text:p>2184310000</text:p>
          </table:table-cell>
          <table:table-cell office:value-type="float" office:value="10921550" calcext:value-type="float">
            <text:p>10921550</text:p>
          </table:table-cell>
          <table:table-cell office:value-type="float" office:value="200" calcext:value-type="float">
            <text:p>20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https://sra-download.ncbi.nlm.nih.gov/traces/sra69/SRR/011771/SRR1205419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81</text:p>
          </table:table-cell>
          <table:table-cell office:value-type="string" calcext:value-type="string">
            <text:p>SAMN1532606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F78696F97ABDF95932691DF7ECE534B5</text:p>
          </table:table-cell>
          <table:table-cell office:value-type="string" calcext:value-type="string">
            <text:p>1CCDBB146C8CB0B6EE5FE18762C754B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10</text:p>
          </table:table-cell>
          <table:table-cell office:value-type="string" calcext:value-type="string">
            <text:p>SRR12054191</text:p>
          </table:table-cell>
          <table:table-cell office:value-type="string" calcext:value-type="string">
            <text:p>2021-07-01 16:30:14</text:p>
          </table:table-cell>
          <table:table-cell office:value-type="string" calcext:value-type="string">
            <text:p>2020-06-19 17:33:55</text:p>
          </table:table-cell>
          <table:table-cell office:value-type="float" office:value="10939893" calcext:value-type="float">
            <text:p>10939893</text:p>
          </table:table-cell>
          <table:table-cell office:value-type="float" office:value="2187978600" calcext:value-type="float">
            <text:p>2187978600</text:p>
          </table:table-cell>
          <table:table-cell office:value-type="float" office:value="10939893" calcext:value-type="float">
            <text:p>10939893</text:p>
          </table:table-cell>
          <table:table-cell office:value-type="float" office:value="200" calcext:value-type="float">
            <text:p>200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https://sra-download.ncbi.nlm.nih.gov/traces/sra79/SRR/011771/SRR1205419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0</text:p>
          </table:table-cell>
          <table:table-cell office:value-type="string" calcext:value-type="string">
            <text:p>PRJNA640607</text:p>
          </table:table-cell>
          <table:table-cell/>
          <table:table-cell office:value-type="float" office:value="640607" calcext:value-type="float">
            <text:p>640607</text:p>
          </table:table-cell>
          <table:table-cell office:value-type="string" calcext:value-type="string">
            <text:p>SRS6874382</text:p>
          </table:table-cell>
          <table:table-cell office:value-type="string" calcext:value-type="string">
            <text:p>SAMN1532606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657BFCEEDBBFF9AE810E7ED81D97081</text:p>
          </table:table-cell>
          <table:table-cell office:value-type="string" calcext:value-type="string">
            <text:p>EA52E110EA06D4CE34508C4562B2811F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1</text:p>
          </table:table-cell>
          <table:table-cell office:value-type="string" calcext:value-type="string">
            <text:p>SRR12054212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11</text:p>
          </table:table-cell>
          <table:table-cell office:value-type="float" office:value="12930211" calcext:value-type="float">
            <text:p>12930211</text:p>
          </table:table-cell>
          <table:table-cell office:value-type="float" office:value="2586042200" calcext:value-type="float">
            <text:p>2586042200</text:p>
          </table:table-cell>
          <table:table-cell office:value-type="float" office:value="12930211" calcext:value-type="float">
            <text:p>12930211</text:p>
          </table:table-cell>
          <table:table-cell office:value-type="float" office:value="200" calcext:value-type="float">
            <text:p>200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https://sra-download.ncbi.nlm.nih.gov/traces/sra63/SRR/011771/SRR1205421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3</text:p>
          </table:table-cell>
          <table:table-cell office:value-type="string" calcext:value-type="string">
            <text:p>SAMN1532608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1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BE88000A1D2889B52DC26D31073FA889</text:p>
          </table:table-cell>
          <table:table-cell office:value-type="string" calcext:value-type="string">
            <text:p>F5DC0FFEE6E89020C087A272859E656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2</text:p>
          </table:table-cell>
          <table:table-cell office:value-type="string" calcext:value-type="string">
            <text:p>SRR12054213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17</text:p>
          </table:table-cell>
          <table:table-cell office:value-type="float" office:value="12922259" calcext:value-type="float">
            <text:p>12922259</text:p>
          </table:table-cell>
          <table:table-cell office:value-type="float" office:value="2584451800" calcext:value-type="float">
            <text:p>2584451800</text:p>
          </table:table-cell>
          <table:table-cell office:value-type="float" office:value="12922259" calcext:value-type="float">
            <text:p>12922259</text:p>
          </table:table-cell>
          <table:table-cell office:value-type="float" office:value="200" calcext:value-type="float">
            <text:p>20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https://sra-download.ncbi.nlm.nih.gov/traces/sra62/SRR/011771/SRR1205421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4</text:p>
          </table:table-cell>
          <table:table-cell office:value-type="string" calcext:value-type="string">
            <text:p>SAMN1532608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9E4AF4F3745E6A34C2420497089213DD</text:p>
          </table:table-cell>
          <table:table-cell office:value-type="string" calcext:value-type="string">
            <text:p>0ED1B05F8E54C7CC879055F3584B1A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3</text:p>
          </table:table-cell>
          <table:table-cell office:value-type="string" calcext:value-type="string">
            <text:p>SRR12054214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5:49</text:p>
          </table:table-cell>
          <table:table-cell office:value-type="float" office:value="11728498" calcext:value-type="float">
            <text:p>11728498</text:p>
          </table:table-cell>
          <table:table-cell office:value-type="float" office:value="2345699600" calcext:value-type="float">
            <text:p>2345699600</text:p>
          </table:table-cell>
          <table:table-cell office:value-type="float" office:value="11728498" calcext:value-type="float">
            <text:p>11728498</text:p>
          </table:table-cell>
          <table:table-cell office:value-type="float" office:value="200" calcext:value-type="float">
            <text:p>20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https://sra-download.ncbi.nlm.nih.gov/traces/sra77/SRR/011771/SRR1205421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6</text:p>
          </table:table-cell>
          <table:table-cell office:value-type="string" calcext:value-type="string">
            <text:p>SAMN15326080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584ACF7EC3DC4B7ABACB4160518CB0AC</text:p>
          </table:table-cell>
          <table:table-cell office:value-type="string" calcext:value-type="string">
            <text:p>DC4C207246A3A9191990D640139D0E0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4</text:p>
          </table:table-cell>
          <table:table-cell office:value-type="string" calcext:value-type="string">
            <text:p>SRR12054215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41</text:p>
          </table:table-cell>
          <table:table-cell office:value-type="float" office:value="11252468" calcext:value-type="float">
            <text:p>11252468</text:p>
          </table:table-cell>
          <table:table-cell office:value-type="float" office:value="2250493600" calcext:value-type="float">
            <text:p>2250493600</text:p>
          </table:table-cell>
          <table:table-cell office:value-type="float" office:value="11252468" calcext:value-type="float">
            <text:p>11252468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https://sra-download.ncbi.nlm.nih.gov/traces/sra47/SRR/011771/SRR1205421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5</text:p>
          </table:table-cell>
          <table:table-cell office:value-type="string" calcext:value-type="string">
            <text:p>SAMN1532607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2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AD0576A894FE57FF2DB1EDE0F8AC1379</text:p>
          </table:table-cell>
          <table:table-cell office:value-type="string" calcext:value-type="string">
            <text:p>BEFF687BED0747F99FB22DA20A45624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5</text:p>
          </table:table-cell>
          <table:table-cell office:value-type="string" calcext:value-type="string">
            <text:p>SRR12054216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5:42</text:p>
          </table:table-cell>
          <table:table-cell office:value-type="float" office:value="11436456" calcext:value-type="float">
            <text:p>11436456</text:p>
          </table:table-cell>
          <table:table-cell office:value-type="float" office:value="2287291200" calcext:value-type="float">
            <text:p>2287291200</text:p>
          </table:table-cell>
          <table:table-cell office:value-type="float" office:value="11436456" calcext:value-type="float">
            <text:p>11436456</text:p>
          </table:table-cell>
          <table:table-cell office:value-type="float" office:value="200" calcext:value-type="float">
            <text:p>200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https://sra-download.ncbi.nlm.nih.gov/traces/sra79/SRR/011771/SRR1205421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7</text:p>
          </table:table-cell>
          <table:table-cell office:value-type="string" calcext:value-type="string">
            <text:p>SAMN1532607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3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6F9A839386F7DFC5B2A17848573A115</text:p>
          </table:table-cell>
          <table:table-cell office:value-type="string" calcext:value-type="string">
            <text:p>9B55F2F470055CB75658296DE5FF993F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6</text:p>
          </table:table-cell>
          <table:table-cell office:value-type="string" calcext:value-type="string">
            <text:p>SRR12054217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11</text:p>
          </table:table-cell>
          <table:table-cell office:value-type="float" office:value="11171702" calcext:value-type="float">
            <text:p>11171702</text:p>
          </table:table-cell>
          <table:table-cell office:value-type="float" office:value="2234340400" calcext:value-type="float">
            <text:p>2234340400</text:p>
          </table:table-cell>
          <table:table-cell office:value-type="float" office:value="11171702" calcext:value-type="float">
            <text:p>11171702</text:p>
          </table:table-cell>
          <table:table-cell office:value-type="float" office:value="200" calcext:value-type="float">
            <text:p>200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https://sra-download.ncbi.nlm.nih.gov/traces/sra53/SRR/011771/SRR1205421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8</text:p>
          </table:table-cell>
          <table:table-cell office:value-type="string" calcext:value-type="string">
            <text:p>SAMN1532608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4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E06A7C8D92BB32449645CBB41A81DF2</text:p>
          </table:table-cell>
          <table:table-cell office:value-type="string" calcext:value-type="string">
            <text:p>8BC9D4B9F9C313CD36028449E31BE07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7</text:p>
          </table:table-cell>
          <table:table-cell office:value-type="string" calcext:value-type="string">
            <text:p>SRR12054218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21</text:p>
          </table:table-cell>
          <table:table-cell office:value-type="float" office:value="10481095" calcext:value-type="float">
            <text:p>10481095</text:p>
          </table:table-cell>
          <table:table-cell office:value-type="float" office:value="2096219000" calcext:value-type="float">
            <text:p>2096219000</text:p>
          </table:table-cell>
          <table:table-cell office:value-type="float" office:value="10481095" calcext:value-type="float">
            <text:p>10481095</text:p>
          </table:table-cell>
          <table:table-cell office:value-type="float" office:value="200" calcext:value-type="float">
            <text:p>200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https://sra-download.ncbi.nlm.nih.gov/traces/sra40/SRR/011771/SRR1205421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09</text:p>
          </table:table-cell>
          <table:table-cell office:value-type="string" calcext:value-type="string">
            <text:p>SAMN1532608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D22CAF0BD47F82C0944CFE15FF95B6E</text:p>
          </table:table-cell>
          <table:table-cell office:value-type="string" calcext:value-type="string">
            <text:p>CCC8D97DBC92B268AC4251904A16667F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8</text:p>
          </table:table-cell>
          <table:table-cell office:value-type="string" calcext:value-type="string">
            <text:p>SRR12054219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58</text:p>
          </table:table-cell>
          <table:table-cell office:value-type="float" office:value="11625798" calcext:value-type="float">
            <text:p>11625798</text:p>
          </table:table-cell>
          <table:table-cell office:value-type="float" office:value="2325159600" calcext:value-type="float">
            <text:p>2325159600</text:p>
          </table:table-cell>
          <table:table-cell office:value-type="float" office:value="11625798" calcext:value-type="float">
            <text:p>11625798</text:p>
          </table:table-cell>
          <table:table-cell office:value-type="float" office:value="200" calcext:value-type="float">
            <text:p>20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https://sra-download.ncbi.nlm.nih.gov/traces/sra5/SRR/011771/SRR12054219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10</text:p>
          </table:table-cell>
          <table:table-cell office:value-type="string" calcext:value-type="string">
            <text:p>SAMN1532608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6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97CEBC591605D7B625E27D727645B9A</text:p>
          </table:table-cell>
          <table:table-cell office:value-type="string" calcext:value-type="string">
            <text:p>BD38A2CBE32AF0378D97FD8D6FC9056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39</text:p>
          </table:table-cell>
          <table:table-cell office:value-type="string" calcext:value-type="string">
            <text:p>SRR12054220</text:p>
          </table:table-cell>
          <table:table-cell office:value-type="string" calcext:value-type="string">
            <text:p>2021-07-01 16:30:20</text:p>
          </table:table-cell>
          <table:table-cell office:value-type="string" calcext:value-type="string">
            <text:p>2020-06-19 17:36:11</text:p>
          </table:table-cell>
          <table:table-cell office:value-type="float" office:value="10049043" calcext:value-type="float">
            <text:p>10049043</text:p>
          </table:table-cell>
          <table:table-cell office:value-type="float" office:value="2009808600" calcext:value-type="float">
            <text:p>2009808600</text:p>
          </table:table-cell>
          <table:table-cell office:value-type="float" office:value="10049043" calcext:value-type="float">
            <text:p>10049043</text:p>
          </table:table-cell>
          <table:table-cell office:value-type="float" office:value="200" calcext:value-type="float">
            <text:p>200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https://sra-download.ncbi.nlm.nih.gov/traces/sra69/SRR/011771/SRR1205422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11</text:p>
          </table:table-cell>
          <table:table-cell office:value-type="string" calcext:value-type="string">
            <text:p>SAMN1532608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D6FF433BCE376AAAA4CB8360A8B4E91D</text:p>
          </table:table-cell>
          <table:table-cell office:value-type="string" calcext:value-type="string">
            <text:p>915F957793B7607C959E464B5968BFF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0</text:p>
          </table:table-cell>
          <table:table-cell office:value-type="string" calcext:value-type="string">
            <text:p>SRR12054221</text:p>
          </table:table-cell>
          <table:table-cell office:value-type="string" calcext:value-type="string">
            <text:p>2021-07-01 16:30:21</text:p>
          </table:table-cell>
          <table:table-cell office:value-type="string" calcext:value-type="string">
            <text:p>2020-06-19 17:36:05</text:p>
          </table:table-cell>
          <table:table-cell office:value-type="float" office:value="9967254" calcext:value-type="float">
            <text:p>9967254</text:p>
          </table:table-cell>
          <table:table-cell office:value-type="float" office:value="1993450800" calcext:value-type="float">
            <text:p>1993450800</text:p>
          </table:table-cell>
          <table:table-cell office:value-type="float" office:value="9967254" calcext:value-type="float">
            <text:p>9967254</text:p>
          </table:table-cell>
          <table:table-cell office:value-type="float" office:value="200" calcext:value-type="float">
            <text:p>200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https://sra-download.ncbi.nlm.nih.gov/traces/sra22/SRR/011771/SRR1205422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12</text:p>
          </table:table-cell>
          <table:table-cell office:value-type="string" calcext:value-type="string">
            <text:p>SAMN1532608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63816B4BC9737E0CEEA49471C39CCB1</text:p>
          </table:table-cell>
          <table:table-cell office:value-type="string" calcext:value-type="string">
            <text:p>DC069037457117B42857D6F4BF702B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1</text:p>
          </table:table-cell>
          <table:table-cell office:value-type="string" calcext:value-type="string">
            <text:p>SRR12054222</text:p>
          </table:table-cell>
          <table:table-cell office:value-type="string" calcext:value-type="string">
            <text:p>2021-07-01 16:30:21</text:p>
          </table:table-cell>
          <table:table-cell office:value-type="string" calcext:value-type="string">
            <text:p>2020-06-19 17:36:37</text:p>
          </table:table-cell>
          <table:table-cell office:value-type="float" office:value="11401125" calcext:value-type="float">
            <text:p>11401125</text:p>
          </table:table-cell>
          <table:table-cell office:value-type="float" office:value="2280225000" calcext:value-type="float">
            <text:p>2280225000</text:p>
          </table:table-cell>
          <table:table-cell office:value-type="float" office:value="11401125" calcext:value-type="float">
            <text:p>11401125</text:p>
          </table:table-cell>
          <table:table-cell office:value-type="float" office:value="200" calcext:value-type="float">
            <text:p>200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https://sra-download.ncbi.nlm.nih.gov/traces/sra54/SRR/011771/SRR1205422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13</text:p>
          </table:table-cell>
          <table:table-cell office:value-type="string" calcext:value-type="string">
            <text:p>SAMN1532608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2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BA5CA9431A770189520B546F1247B06</text:p>
          </table:table-cell>
          <table:table-cell office:value-type="string" calcext:value-type="string">
            <text:p>9528B1F83EBDAA10EA6DC7A1D33778D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2</text:p>
          </table:table-cell>
          <table:table-cell office:value-type="string" calcext:value-type="string">
            <text:p>SRR12054223</text:p>
          </table:table-cell>
          <table:table-cell office:value-type="string" calcext:value-type="string">
            <text:p>2021-07-01 16:30:21</text:p>
          </table:table-cell>
          <table:table-cell office:value-type="string" calcext:value-type="string">
            <text:p>2020-06-19 17:37:45</text:p>
          </table:table-cell>
          <table:table-cell office:value-type="float" office:value="12007494" calcext:value-type="float">
            <text:p>12007494</text:p>
          </table:table-cell>
          <table:table-cell office:value-type="float" office:value="2401498800" calcext:value-type="float">
            <text:p>2401498800</text:p>
          </table:table-cell>
          <table:table-cell office:value-type="float" office:value="12007494" calcext:value-type="float">
            <text:p>12007494</text:p>
          </table:table-cell>
          <table:table-cell office:value-type="float" office:value="200" calcext:value-type="float">
            <text:p>200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https://sra-download.ncbi.nlm.nih.gov/traces/sra75/SRR/011771/SRR1205422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2</text:p>
          </table:table-cell>
          <table:table-cell office:value-type="string" calcext:value-type="string">
            <text:p>PRJNA640608</text:p>
          </table:table-cell>
          <table:table-cell/>
          <table:table-cell office:value-type="float" office:value="640608" calcext:value-type="float">
            <text:p>640608</text:p>
          </table:table-cell>
          <table:table-cell office:value-type="string" calcext:value-type="string">
            <text:p>SRS6874414</text:p>
          </table:table-cell>
          <table:table-cell office:value-type="string" calcext:value-type="string">
            <text:p>SAMN1532608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E5482732DF510B01FC1C425336E771B</text:p>
          </table:table-cell>
          <table:table-cell office:value-type="string" calcext:value-type="string">
            <text:p>29143F73D628C626F93C3C4221F0CA8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3</text:p>
          </table:table-cell>
          <table:table-cell office:value-type="string" calcext:value-type="string">
            <text:p>SRR12054224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7:49</text:p>
          </table:table-cell>
          <table:table-cell office:value-type="float" office:value="14021288" calcext:value-type="float">
            <text:p>14021288</text:p>
          </table:table-cell>
          <table:table-cell office:value-type="float" office:value="2804257600" calcext:value-type="float">
            <text:p>2804257600</text:p>
          </table:table-cell>
          <table:table-cell office:value-type="float" office:value="14021288" calcext:value-type="float">
            <text:p>14021288</text:p>
          </table:table-cell>
          <table:table-cell office:value-type="float" office:value="200" calcext:value-type="float">
            <text:p>200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https://sra-download.ncbi.nlm.nih.gov/traces/sra62/SRR/011771/SRR1205422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15</text:p>
          </table:table-cell>
          <table:table-cell office:value-type="string" calcext:value-type="string">
            <text:p>SAMN1532610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9A06E0C031F3A96E4169088574974AA</text:p>
          </table:table-cell>
          <table:table-cell office:value-type="string" calcext:value-type="string">
            <text:p>373A8CE8B7CA01C46C92241E48DDD8BA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4</text:p>
          </table:table-cell>
          <table:table-cell office:value-type="string" calcext:value-type="string">
            <text:p>SRR12054225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7:57</text:p>
          </table:table-cell>
          <table:table-cell office:value-type="float" office:value="13769401" calcext:value-type="float">
            <text:p>13769401</text:p>
          </table:table-cell>
          <table:table-cell office:value-type="float" office:value="2753880200" calcext:value-type="float">
            <text:p>2753880200</text:p>
          </table:table-cell>
          <table:table-cell office:value-type="float" office:value="13769401" calcext:value-type="float">
            <text:p>13769401</text:p>
          </table:table-cell>
          <table:table-cell office:value-type="float" office:value="200" calcext:value-type="float">
            <text:p>200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https://sra-download.ncbi.nlm.nih.gov/traces/sra54/SRR/011771/SRR1205422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16</text:p>
          </table:table-cell>
          <table:table-cell office:value-type="string" calcext:value-type="string">
            <text:p>SAMN15326100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2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1C45BCA7B70C75D7EF0B31AF0DA2BF2D</text:p>
          </table:table-cell>
          <table:table-cell office:value-type="string" calcext:value-type="string">
            <text:p>A1F30903C8C57131F28733D756CB5AA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5</text:p>
          </table:table-cell>
          <table:table-cell office:value-type="string" calcext:value-type="string">
            <text:p>SRR12054226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6:32</text:p>
          </table:table-cell>
          <table:table-cell office:value-type="float" office:value="12264322" calcext:value-type="float">
            <text:p>12264322</text:p>
          </table:table-cell>
          <table:table-cell office:value-type="float" office:value="2452864400" calcext:value-type="float">
            <text:p>2452864400</text:p>
          </table:table-cell>
          <table:table-cell office:value-type="float" office:value="12264322" calcext:value-type="float">
            <text:p>12264322</text:p>
          </table:table-cell>
          <table:table-cell office:value-type="float" office:value="200" calcext:value-type="float">
            <text:p>200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https://sra-download.ncbi.nlm.nih.gov/traces/sra70/SRR/011771/SRR1205422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18</text:p>
          </table:table-cell>
          <table:table-cell office:value-type="string" calcext:value-type="string">
            <text:p>SAMN1532609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3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1F218ED99048D6155CF8CD6EA68A1DE</text:p>
          </table:table-cell>
          <table:table-cell office:value-type="string" calcext:value-type="string">
            <text:p>0122BA90FA644864A644D50FAF23958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6</text:p>
          </table:table-cell>
          <table:table-cell office:value-type="string" calcext:value-type="string">
            <text:p>SRR12054227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7:47</text:p>
          </table:table-cell>
          <table:table-cell office:value-type="float" office:value="10877346" calcext:value-type="float">
            <text:p>10877346</text:p>
          </table:table-cell>
          <table:table-cell office:value-type="float" office:value="2175469200" calcext:value-type="float">
            <text:p>2175469200</text:p>
          </table:table-cell>
          <table:table-cell office:value-type="float" office:value="10877346" calcext:value-type="float">
            <text:p>10877346</text:p>
          </table:table-cell>
          <table:table-cell office:value-type="float" office:value="200" calcext:value-type="float">
            <text:p>200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https://sra-download.ncbi.nlm.nih.gov/traces/sra58/SRR/011771/SRR1205422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17</text:p>
          </table:table-cell>
          <table:table-cell office:value-type="string" calcext:value-type="string">
            <text:p>SAMN1532609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4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2DE30DEAD78990A4BDCC427985218A4</text:p>
          </table:table-cell>
          <table:table-cell office:value-type="string" calcext:value-type="string">
            <text:p>964E7D95C198788930F6DDDFA97F799F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7</text:p>
          </table:table-cell>
          <table:table-cell office:value-type="string" calcext:value-type="string">
            <text:p>SRR12054228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7:34</text:p>
          </table:table-cell>
          <table:table-cell office:value-type="float" office:value="12052384" calcext:value-type="float">
            <text:p>12052384</text:p>
          </table:table-cell>
          <table:table-cell office:value-type="float" office:value="2410476800" calcext:value-type="float">
            <text:p>2410476800</text:p>
          </table:table-cell>
          <table:table-cell office:value-type="float" office:value="12052384" calcext:value-type="float">
            <text:p>12052384</text:p>
          </table:table-cell>
          <table:table-cell office:value-type="float" office:value="200" calcext:value-type="float">
            <text:p>200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https://sra-download.ncbi.nlm.nih.gov/traces/sra62/SRR/011771/SRR1205422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19</text:p>
          </table:table-cell>
          <table:table-cell office:value-type="string" calcext:value-type="string">
            <text:p>SAMN1532609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8350C5E454151642675D5E9A7555DEA</text:p>
          </table:table-cell>
          <table:table-cell office:value-type="string" calcext:value-type="string">
            <text:p>B6B742EC03ECAA676182B0F2A805DA2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8</text:p>
          </table:table-cell>
          <table:table-cell office:value-type="string" calcext:value-type="string">
            <text:p>SRR12054229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7:49</text:p>
          </table:table-cell>
          <table:table-cell office:value-type="float" office:value="12067049" calcext:value-type="float">
            <text:p>12067049</text:p>
          </table:table-cell>
          <table:table-cell office:value-type="float" office:value="2413409800" calcext:value-type="float">
            <text:p>2413409800</text:p>
          </table:table-cell>
          <table:table-cell office:value-type="float" office:value="12067049" calcext:value-type="float">
            <text:p>12067049</text:p>
          </table:table-cell>
          <table:table-cell office:value-type="float" office:value="200" calcext:value-type="float">
            <text:p>200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https://sra-download.ncbi.nlm.nih.gov/traces/sra49/SRR/011771/SRR12054229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1</text:p>
          </table:table-cell>
          <table:table-cell office:value-type="string" calcext:value-type="string">
            <text:p>SAMN1532609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6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9E60C5F44B8B550FC8728EBA415BA45</text:p>
          </table:table-cell>
          <table:table-cell office:value-type="string" calcext:value-type="string">
            <text:p>DB864089771D9B6FE68ED59650DD53C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49</text:p>
          </table:table-cell>
          <table:table-cell office:value-type="string" calcext:value-type="string">
            <text:p>SRR12054230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8:07</text:p>
          </table:table-cell>
          <table:table-cell office:value-type="float" office:value="12829996" calcext:value-type="float">
            <text:p>12829996</text:p>
          </table:table-cell>
          <table:table-cell office:value-type="float" office:value="2565999200" calcext:value-type="float">
            <text:p>2565999200</text:p>
          </table:table-cell>
          <table:table-cell office:value-type="float" office:value="12829996" calcext:value-type="float">
            <text:p>12829996</text:p>
          </table:table-cell>
          <table:table-cell office:value-type="float" office:value="200" calcext:value-type="float">
            <text:p>200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https://sra-download.ncbi.nlm.nih.gov/traces/sra45/SRR/011771/SRR1205423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0</text:p>
          </table:table-cell>
          <table:table-cell office:value-type="string" calcext:value-type="string">
            <text:p>SAMN1532609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FBA39A301EC5A5182D088955D7EF12D4</text:p>
          </table:table-cell>
          <table:table-cell office:value-type="string" calcext:value-type="string">
            <text:p>BB7344E536874C251BB102A06EFA059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0</text:p>
          </table:table-cell>
          <table:table-cell office:value-type="string" calcext:value-type="string">
            <text:p>SRR12054231</text:p>
          </table:table-cell>
          <table:table-cell office:value-type="string" calcext:value-type="string">
            <text:p>2021-07-01 16:43:15</text:p>
          </table:table-cell>
          <table:table-cell office:value-type="string" calcext:value-type="string">
            <text:p>2020-06-19 17:38:34</text:p>
          </table:table-cell>
          <table:table-cell office:value-type="float" office:value="12900728" calcext:value-type="float">
            <text:p>12900728</text:p>
          </table:table-cell>
          <table:table-cell office:value-type="float" office:value="2580145600" calcext:value-type="float">
            <text:p>2580145600</text:p>
          </table:table-cell>
          <table:table-cell office:value-type="float" office:value="12900728" calcext:value-type="float">
            <text:p>12900728</text:p>
          </table:table-cell>
          <table:table-cell office:value-type="float" office:value="200" calcext:value-type="float">
            <text:p>200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https://sra-download.ncbi.nlm.nih.gov/traces/sra8/SRR/011771/SRR1205423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3</text:p>
          </table:table-cell>
          <table:table-cell office:value-type="string" calcext:value-type="string">
            <text:p>SAMN1532609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D5DFCA73B17D7F4C8C6AE1CCCDEFDAA</text:p>
          </table:table-cell>
          <table:table-cell office:value-type="string" calcext:value-type="string">
            <text:p>A58C83C0322519BB582DB3896A84296A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1</text:p>
          </table:table-cell>
          <table:table-cell office:value-type="string" calcext:value-type="string">
            <text:p>SRR12054232</text:p>
          </table:table-cell>
          <table:table-cell office:value-type="string" calcext:value-type="string">
            <text:p>2021-07-01 16:43:16</text:p>
          </table:table-cell>
          <table:table-cell office:value-type="string" calcext:value-type="string">
            <text:p>2020-06-19 17:37:30</text:p>
          </table:table-cell>
          <table:table-cell office:value-type="float" office:value="9656543" calcext:value-type="float">
            <text:p>9656543</text:p>
          </table:table-cell>
          <table:table-cell office:value-type="float" office:value="1931308600" calcext:value-type="float">
            <text:p>1931308600</text:p>
          </table:table-cell>
          <table:table-cell office:value-type="float" office:value="9656543" calcext:value-type="float">
            <text:p>9656543</text:p>
          </table:table-cell>
          <table:table-cell office:value-type="float" office:value="200" calcext:value-type="float">
            <text:p>2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https://sra-download.ncbi.nlm.nih.gov/traces/sra62/SRR/011771/SRR1205423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2</text:p>
          </table:table-cell>
          <table:table-cell office:value-type="string" calcext:value-type="string">
            <text:p>SAMN1532609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3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DDFF7C4A6B12E26D574A78EA13486364</text:p>
          </table:table-cell>
          <table:table-cell office:value-type="string" calcext:value-type="string">
            <text:p>04CFA469AD8987FA5C2CFA4C58CB2BB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2</text:p>
          </table:table-cell>
          <table:table-cell office:value-type="string" calcext:value-type="string">
            <text:p>SRR12054233</text:p>
          </table:table-cell>
          <table:table-cell office:value-type="string" calcext:value-type="string">
            <text:p>2021-07-01 16:43:16</text:p>
          </table:table-cell>
          <table:table-cell office:value-type="string" calcext:value-type="string">
            <text:p>2020-06-19 17:37:03</text:p>
          </table:table-cell>
          <table:table-cell office:value-type="float" office:value="10889023" calcext:value-type="float">
            <text:p>10889023</text:p>
          </table:table-cell>
          <table:table-cell office:value-type="float" office:value="2177804600" calcext:value-type="float">
            <text:p>2177804600</text:p>
          </table:table-cell>
          <table:table-cell office:value-type="float" office:value="10889023" calcext:value-type="float">
            <text:p>10889023</text:p>
          </table:table-cell>
          <table:table-cell office:value-type="float" office:value="200" calcext:value-type="float">
            <text:p>200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https://sra-download.ncbi.nlm.nih.gov/traces/sra70/SRR/011771/SRR1205423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4</text:p>
          </table:table-cell>
          <table:table-cell office:value-type="string" calcext:value-type="string">
            <text:p>SAMN1532609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4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D1D67A716DE2AB65A7515195BF93AFB</text:p>
          </table:table-cell>
          <table:table-cell office:value-type="string" calcext:value-type="string">
            <text:p>8F79A37D55A77EEB7002848C1D0EBC5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3</text:p>
          </table:table-cell>
          <table:table-cell office:value-type="string" calcext:value-type="string">
            <text:p>SRR12054234</text:p>
          </table:table-cell>
          <table:table-cell office:value-type="string" calcext:value-type="string">
            <text:p>2021-07-01 16:43:16</text:p>
          </table:table-cell>
          <table:table-cell office:value-type="string" calcext:value-type="string">
            <text:p>2020-06-19 17:37:57</text:p>
          </table:table-cell>
          <table:table-cell office:value-type="float" office:value="10867928" calcext:value-type="float">
            <text:p>10867928</text:p>
          </table:table-cell>
          <table:table-cell office:value-type="float" office:value="2173585600" calcext:value-type="float">
            <text:p>2173585600</text:p>
          </table:table-cell>
          <table:table-cell office:value-type="float" office:value="10867928" calcext:value-type="float">
            <text:p>10867928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https://sra-download.ncbi.nlm.nih.gov/traces/sra75/SRR/011771/SRR1205423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3</text:p>
          </table:table-cell>
          <table:table-cell office:value-type="string" calcext:value-type="string">
            <text:p>PRJNA640610</text:p>
          </table:table-cell>
          <table:table-cell/>
          <table:table-cell office:value-type="float" office:value="640610" calcext:value-type="float">
            <text:p>640610</text:p>
          </table:table-cell>
          <table:table-cell office:value-type="string" calcext:value-type="string">
            <text:p>SRS6874425</text:p>
          </table:table-cell>
          <table:table-cell office:value-type="string" calcext:value-type="string">
            <text:p>SAMN1532609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4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68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F67E129BD8CD3ECBD8C543D31E57DE75</text:p>
          </table:table-cell>
          <table:table-cell office:value-type="string" calcext:value-type="string">
            <text:p>F1EAD49E827BE553FA62FB2DCA255F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4</text:p>
          </table:table-cell>
          <table:table-cell office:value-type="string" calcext:value-type="string">
            <text:p>SRR12054235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12</text:p>
          </table:table-cell>
          <table:table-cell office:value-type="float" office:value="13751823" calcext:value-type="float">
            <text:p>13751823</text:p>
          </table:table-cell>
          <table:table-cell office:value-type="float" office:value="2750364600" calcext:value-type="float">
            <text:p>2750364600</text:p>
          </table:table-cell>
          <table:table-cell office:value-type="float" office:value="13751823" calcext:value-type="float">
            <text:p>13751823</text:p>
          </table:table-cell>
          <table:table-cell office:value-type="float" office:value="200" calcext:value-type="float">
            <text:p>200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https://sra-download.ncbi.nlm.nih.gov/traces/sra32/SRR/011771/SRR1205423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27</text:p>
          </table:table-cell>
          <table:table-cell office:value-type="string" calcext:value-type="string">
            <text:p>SAMN1532611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4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79E53834D3461DF7427B2754CFEC0AE</text:p>
          </table:table-cell>
          <table:table-cell office:value-type="string" calcext:value-type="string">
            <text:p>C8D39EAC1904054392D10CC8BDB29B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5</text:p>
          </table:table-cell>
          <table:table-cell office:value-type="string" calcext:value-type="string">
            <text:p>SRR12054236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12</text:p>
          </table:table-cell>
          <table:table-cell office:value-type="float" office:value="13254916" calcext:value-type="float">
            <text:p>13254916</text:p>
          </table:table-cell>
          <table:table-cell office:value-type="float" office:value="2650983200" calcext:value-type="float">
            <text:p>2650983200</text:p>
          </table:table-cell>
          <table:table-cell office:value-type="float" office:value="13254916" calcext:value-type="float">
            <text:p>13254916</text:p>
          </table:table-cell>
          <table:table-cell office:value-type="float" office:value="200" calcext:value-type="float">
            <text:p>200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https://sra-download.ncbi.nlm.nih.gov/traces/sra64/SRR/011771/SRR1205423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26</text:p>
          </table:table-cell>
          <table:table-cell office:value-type="string" calcext:value-type="string">
            <text:p>SAMN1532611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4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B67A09637952C34682180CC5CD6EECDD</text:p>
          </table:table-cell>
          <table:table-cell office:value-type="string" calcext:value-type="string">
            <text:p>6A9425D434C4218BCD5624757C6AD2B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6</text:p>
          </table:table-cell>
          <table:table-cell office:value-type="string" calcext:value-type="string">
            <text:p>SRR12054237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08</text:p>
          </table:table-cell>
          <table:table-cell office:value-type="float" office:value="11752462" calcext:value-type="float">
            <text:p>11752462</text:p>
          </table:table-cell>
          <table:table-cell office:value-type="float" office:value="2350492400" calcext:value-type="float">
            <text:p>2350492400</text:p>
          </table:table-cell>
          <table:table-cell office:value-type="float" office:value="11752462" calcext:value-type="float">
            <text:p>11752462</text:p>
          </table:table-cell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https://sra-download.ncbi.nlm.nih.gov/traces/sra73/SRR/011771/SRR1205423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28</text:p>
          </table:table-cell>
          <table:table-cell office:value-type="string" calcext:value-type="string">
            <text:p>SAMN1532611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1A426011FB2F2C52BC1A3D1896EE7B16</text:p>
          </table:table-cell>
          <table:table-cell office:value-type="string" calcext:value-type="string">
            <text:p>FDA3A88619F30B32E7AD7075B3789F1F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7</text:p>
          </table:table-cell>
          <table:table-cell office:value-type="string" calcext:value-type="string">
            <text:p>SRR12054238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8:50</text:p>
          </table:table-cell>
          <table:table-cell office:value-type="float" office:value="11012631" calcext:value-type="float">
            <text:p>11012631</text:p>
          </table:table-cell>
          <table:table-cell office:value-type="float" office:value="2202526200" calcext:value-type="float">
            <text:p>2202526200</text:p>
          </table:table-cell>
          <table:table-cell office:value-type="float" office:value="11012631" calcext:value-type="float">
            <text:p>11012631</text:p>
          </table:table-cell>
          <table:table-cell office:value-type="float" office:value="200" calcext:value-type="float">
            <text:p>200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https://sra-download.ncbi.nlm.nih.gov/traces/sra4/SRR/011771/SRR1205423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29</text:p>
          </table:table-cell>
          <table:table-cell office:value-type="string" calcext:value-type="string">
            <text:p>SAMN15326110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B4AADF4F4EF1C513CB6F8765F5E10FB</text:p>
          </table:table-cell>
          <table:table-cell office:value-type="string" calcext:value-type="string">
            <text:p>04E00EA185D6CA3A1923DC7E111B3B7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8</text:p>
          </table:table-cell>
          <table:table-cell office:value-type="string" calcext:value-type="string">
            <text:p>SRR12054239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26</text:p>
          </table:table-cell>
          <table:table-cell office:value-type="float" office:value="12044235" calcext:value-type="float">
            <text:p>12044235</text:p>
          </table:table-cell>
          <table:table-cell office:value-type="float" office:value="2408847000" calcext:value-type="float">
            <text:p>2408847000</text:p>
          </table:table-cell>
          <table:table-cell office:value-type="float" office:value="12044235" calcext:value-type="float">
            <text:p>12044235</text:p>
          </table:table-cell>
          <table:table-cell office:value-type="float" office:value="200" calcext:value-type="float">
            <text:p>200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https://sra-download.ncbi.nlm.nih.gov/traces/sra65/SRR/011771/SRR12054239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0</text:p>
          </table:table-cell>
          <table:table-cell office:value-type="string" calcext:value-type="string">
            <text:p>SAMN1532610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2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ACD06674C7941418D7046D048242D944</text:p>
          </table:table-cell>
          <table:table-cell office:value-type="string" calcext:value-type="string">
            <text:p>B184B1C500488D2811B651831524323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59</text:p>
          </table:table-cell>
          <table:table-cell office:value-type="string" calcext:value-type="string">
            <text:p>SRR12054240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40:09</text:p>
          </table:table-cell>
          <table:table-cell office:value-type="float" office:value="11829621" calcext:value-type="float">
            <text:p>11829621</text:p>
          </table:table-cell>
          <table:table-cell office:value-type="float" office:value="2365924200" calcext:value-type="float">
            <text:p>2365924200</text:p>
          </table:table-cell>
          <table:table-cell office:value-type="float" office:value="11829621" calcext:value-type="float">
            <text:p>11829621</text:p>
          </table:table-cell>
          <table:table-cell office:value-type="float" office:value="200" calcext:value-type="float">
            <text:p>200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https://sra-download.ncbi.nlm.nih.gov/traces/sra63/SRR/011771/SRR1205424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1</text:p>
          </table:table-cell>
          <table:table-cell office:value-type="string" calcext:value-type="string">
            <text:p>SAMN1532610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3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607835AD645AA8ED1461C0E1C87C0B55</text:p>
          </table:table-cell>
          <table:table-cell office:value-type="string" calcext:value-type="string">
            <text:p>89F00146276135E23CF927933840D45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0</text:p>
          </table:table-cell>
          <table:table-cell office:value-type="string" calcext:value-type="string">
            <text:p>SRR12054241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43</text:p>
          </table:table-cell>
          <table:table-cell office:value-type="float" office:value="10647871" calcext:value-type="float">
            <text:p>10647871</text:p>
          </table:table-cell>
          <table:table-cell office:value-type="float" office:value="2129574200" calcext:value-type="float">
            <text:p>2129574200</text:p>
          </table:table-cell>
          <table:table-cell office:value-type="float" office:value="10647871" calcext:value-type="float">
            <text:p>10647871</text:p>
          </table:table-cell>
          <table:table-cell office:value-type="float" office:value="200" calcext:value-type="float">
            <text:p>200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https://sra-download.ncbi.nlm.nih.gov/traces/sra43/SRR/011771/SRR1205424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2</text:p>
          </table:table-cell>
          <table:table-cell office:value-type="string" calcext:value-type="string">
            <text:p>SAMN1532610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4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534FB4522E4708218F1B7624830566C</text:p>
          </table:table-cell>
          <table:table-cell office:value-type="string" calcext:value-type="string">
            <text:p>931A872C109C65BAEF5D630493DC41C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1</text:p>
          </table:table-cell>
          <table:table-cell office:value-type="string" calcext:value-type="string">
            <text:p>SRR12054242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39</text:p>
          </table:table-cell>
          <table:table-cell office:value-type="float" office:value="12274630" calcext:value-type="float">
            <text:p>12274630</text:p>
          </table:table-cell>
          <table:table-cell office:value-type="float" office:value="2454926000" calcext:value-type="float">
            <text:p>2454926000</text:p>
          </table:table-cell>
          <table:table-cell office:value-type="float" office:value="12274630" calcext:value-type="float">
            <text:p>12274630</text:p>
          </table:table-cell>
          <table:table-cell office:value-type="float" office:value="200" calcext:value-type="float">
            <text:p>20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https://sra-download.ncbi.nlm.nih.gov/traces/sra38/SRR/011771/SRR1205424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3</text:p>
          </table:table-cell>
          <table:table-cell office:value-type="string" calcext:value-type="string">
            <text:p>SAMN1532610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8A35C0CC76A53C2DD6076440531ADEF</text:p>
          </table:table-cell>
          <table:table-cell office:value-type="string" calcext:value-type="string">
            <text:p>3AB1583D584F4217D43DBB09C7CC05F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2</text:p>
          </table:table-cell>
          <table:table-cell office:value-type="string" calcext:value-type="string">
            <text:p>SRR12054243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13</text:p>
          </table:table-cell>
          <table:table-cell office:value-type="float" office:value="9942307" calcext:value-type="float">
            <text:p>9942307</text:p>
          </table:table-cell>
          <table:table-cell office:value-type="float" office:value="1988461400" calcext:value-type="float">
            <text:p>1988461400</text:p>
          </table:table-cell>
          <table:table-cell office:value-type="float" office:value="9942307" calcext:value-type="float">
            <text:p>9942307</text:p>
          </table:table-cell>
          <table:table-cell office:value-type="float" office:value="200" calcext:value-type="float">
            <text:p>200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https://sra-download.ncbi.nlm.nih.gov/traces/sra62/SRR/011771/SRR1205424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4</text:p>
          </table:table-cell>
          <table:table-cell office:value-type="string" calcext:value-type="string">
            <text:p>SAMN1532610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6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BE93AF38FB7A769B643B85F398E6AFB0</text:p>
          </table:table-cell>
          <table:table-cell office:value-type="string" calcext:value-type="string">
            <text:p>673086A845078FFC8B24C5D2718B3B5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3</text:p>
          </table:table-cell>
          <table:table-cell office:value-type="string" calcext:value-type="string">
            <text:p>SRR12054244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40:08</text:p>
          </table:table-cell>
          <table:table-cell office:value-type="float" office:value="11264056" calcext:value-type="float">
            <text:p>11264056</text:p>
          </table:table-cell>
          <table:table-cell office:value-type="float" office:value="2252811200" calcext:value-type="float">
            <text:p>2252811200</text:p>
          </table:table-cell>
          <table:table-cell office:value-type="float" office:value="11264056" calcext:value-type="float">
            <text:p>11264056</text:p>
          </table:table-cell>
          <table:table-cell office:value-type="float" office:value="200" calcext:value-type="float">
            <text:p>200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https://sra-download.ncbi.nlm.nih.gov/traces/sra49/SRR/011771/SRR1205424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5</text:p>
          </table:table-cell>
          <table:table-cell office:value-type="string" calcext:value-type="string">
            <text:p>SAMN1532610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861DCAB473699E986B1D79FC39AF00D</text:p>
          </table:table-cell>
          <table:table-cell office:value-type="string" calcext:value-type="string">
            <text:p>18716E541F09C6B23462EBDC069926A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4</text:p>
          </table:table-cell>
          <table:table-cell office:value-type="string" calcext:value-type="string">
            <text:p>SRR12054245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39:44</text:p>
          </table:table-cell>
          <table:table-cell office:value-type="float" office:value="11167714" calcext:value-type="float">
            <text:p>11167714</text:p>
          </table:table-cell>
          <table:table-cell office:value-type="float" office:value="2233542800" calcext:value-type="float">
            <text:p>2233542800</text:p>
          </table:table-cell>
          <table:table-cell office:value-type="float" office:value="11167714" calcext:value-type="float">
            <text:p>11167714</text:p>
          </table:table-cell>
          <table:table-cell office:value-type="float" office:value="200" calcext:value-type="float">
            <text:p>20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https://sra-download.ncbi.nlm.nih.gov/traces/sra47/SRR/011771/SRR1205424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6</text:p>
          </table:table-cell>
          <table:table-cell office:value-type="string" calcext:value-type="string">
            <text:p>SAMN1532610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FA61B8DF3563C2690E68D864BA173BE</text:p>
          </table:table-cell>
          <table:table-cell office:value-type="string" calcext:value-type="string">
            <text:p>66603804994D28AD456BFDC79F5DB48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5</text:p>
          </table:table-cell>
          <table:table-cell office:value-type="string" calcext:value-type="string">
            <text:p>SRR12054246</text:p>
          </table:table-cell>
          <table:table-cell office:value-type="string" calcext:value-type="string">
            <text:p>2021-07-01 16:30:25</text:p>
          </table:table-cell>
          <table:table-cell office:value-type="string" calcext:value-type="string">
            <text:p>2020-06-19 17:40:03</text:p>
          </table:table-cell>
          <table:table-cell office:value-type="float" office:value="11952702" calcext:value-type="float">
            <text:p>11952702</text:p>
          </table:table-cell>
          <table:table-cell office:value-type="float" office:value="2390540400" calcext:value-type="float">
            <text:p>2390540400</text:p>
          </table:table-cell>
          <table:table-cell office:value-type="float" office:value="11952702" calcext:value-type="float">
            <text:p>11952702</text:p>
          </table:table-cell>
          <table:table-cell office:value-type="float" office:value="200" calcext:value-type="float">
            <text:p>200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https://sra-download.ncbi.nlm.nih.gov/traces/sra26/SRR/011771/SRR1205424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4</text:p>
          </table:table-cell>
          <table:table-cell office:value-type="string" calcext:value-type="string">
            <text:p>PRJNA640609</text:p>
          </table:table-cell>
          <table:table-cell/>
          <table:table-cell office:value-type="float" office:value="640609" calcext:value-type="float">
            <text:p>640609</text:p>
          </table:table-cell>
          <table:table-cell office:value-type="string" calcext:value-type="string">
            <text:p>SRS6874437</text:p>
          </table:table-cell>
          <table:table-cell office:value-type="string" calcext:value-type="string">
            <text:p>SAMN1532610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5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0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B8C67322ED533781BFBDD2AFD44C871</text:p>
          </table:table-cell>
          <table:table-cell office:value-type="string" calcext:value-type="string">
            <text:p>B089A0548EE80604FD970C468669082B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6</text:p>
          </table:table-cell>
          <table:table-cell office:value-type="string" calcext:value-type="string">
            <text:p>SRR12054247</text:p>
          </table:table-cell>
          <table:table-cell office:value-type="string" calcext:value-type="string">
            <text:p>2021-07-01 16:26:12</text:p>
          </table:table-cell>
          <table:table-cell office:value-type="string" calcext:value-type="string">
            <text:p>2020-06-19 17:41:58</text:p>
          </table:table-cell>
          <table:table-cell office:value-type="float" office:value="14886064" calcext:value-type="float">
            <text:p>14886064</text:p>
          </table:table-cell>
          <table:table-cell office:value-type="float" office:value="2977212800" calcext:value-type="float">
            <text:p>2977212800</text:p>
          </table:table-cell>
          <table:table-cell office:value-type="float" office:value="14886064" calcext:value-type="float">
            <text:p>14886064</text:p>
          </table:table-cell>
          <table:table-cell office:value-type="float" office:value="200" calcext:value-type="float">
            <text:p>200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https://sra-download.ncbi.nlm.nih.gov/traces/sra7/SRR/011771/SRR1205424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38</text:p>
          </table:table-cell>
          <table:table-cell office:value-type="string" calcext:value-type="string">
            <text:p>SAMN1532612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2B999DCA3266E7F5A1DEF3FCA40DFC28</text:p>
          </table:table-cell>
          <table:table-cell office:value-type="string" calcext:value-type="string">
            <text:p>06FE5ADC2AD3BFE90CA87602A0A6DBF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7</text:p>
          </table:table-cell>
          <table:table-cell office:value-type="string" calcext:value-type="string">
            <text:p>SRR12054248</text:p>
          </table:table-cell>
          <table:table-cell office:value-type="string" calcext:value-type="string">
            <text:p>2021-07-01 16:26:12</text:p>
          </table:table-cell>
          <table:table-cell office:value-type="string" calcext:value-type="string">
            <text:p>2020-06-19 17:40:37</text:p>
          </table:table-cell>
          <table:table-cell office:value-type="float" office:value="13173070" calcext:value-type="float">
            <text:p>13173070</text:p>
          </table:table-cell>
          <table:table-cell office:value-type="float" office:value="2634614000" calcext:value-type="float">
            <text:p>2634614000</text:p>
          </table:table-cell>
          <table:table-cell office:value-type="float" office:value="13173070" calcext:value-type="float">
            <text:p>13173070</text:p>
          </table:table-cell>
          <table:table-cell office:value-type="float" office:value="200" calcext:value-type="float">
            <text:p>200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https://sra-download.ncbi.nlm.nih.gov/traces/sra77/SRR/011771/SRR1205424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39</text:p>
          </table:table-cell>
          <table:table-cell office:value-type="string" calcext:value-type="string">
            <text:p>SAMN1532612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10E5CA9C0E1151E799DD3883F4D5D74</text:p>
          </table:table-cell>
          <table:table-cell office:value-type="string" calcext:value-type="string">
            <text:p>E5943880EBAA5A6EF6C54A41B2CF712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8</text:p>
          </table:table-cell>
          <table:table-cell office:value-type="string" calcext:value-type="string">
            <text:p>SRR12054249</text:p>
          </table:table-cell>
          <table:table-cell office:value-type="string" calcext:value-type="string">
            <text:p>2021-07-01 16:26:12</text:p>
          </table:table-cell>
          <table:table-cell office:value-type="string" calcext:value-type="string">
            <text:p>2020-06-19 17:41:58</text:p>
          </table:table-cell>
          <table:table-cell office:value-type="float" office:value="13432344" calcext:value-type="float">
            <text:p>13432344</text:p>
          </table:table-cell>
          <table:table-cell office:value-type="float" office:value="2686468800" calcext:value-type="float">
            <text:p>2686468800</text:p>
          </table:table-cell>
          <table:table-cell office:value-type="float" office:value="13432344" calcext:value-type="float">
            <text:p>13432344</text:p>
          </table:table-cell>
          <table:table-cell office:value-type="float" office:value="200" calcext:value-type="float">
            <text:p>20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https://sra-download.ncbi.nlm.nih.gov/traces/sra62/SRR/011771/SRR12054249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0</text:p>
          </table:table-cell>
          <table:table-cell office:value-type="string" calcext:value-type="string">
            <text:p>SAMN15326123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2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0C785D30EC797DFD1FAD3B72A5567B61</text:p>
          </table:table-cell>
          <table:table-cell office:value-type="string" calcext:value-type="string">
            <text:p>96D769F3138D6B1EE58817067ABCB00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69</text:p>
          </table:table-cell>
          <table:table-cell office:value-type="string" calcext:value-type="string">
            <text:p>SRR12054250</text:p>
          </table:table-cell>
          <table:table-cell office:value-type="string" calcext:value-type="string">
            <text:p>2021-07-01 16:26:12</text:p>
          </table:table-cell>
          <table:table-cell office:value-type="string" calcext:value-type="string">
            <text:p>2020-06-19 17:41:01</text:p>
          </table:table-cell>
          <table:table-cell office:value-type="float" office:value="12515010" calcext:value-type="float">
            <text:p>12515010</text:p>
          </table:table-cell>
          <table:table-cell office:value-type="float" office:value="2503002000" calcext:value-type="float">
            <text:p>2503002000</text:p>
          </table:table-cell>
          <table:table-cell office:value-type="float" office:value="12515010" calcext:value-type="float">
            <text:p>12515010</text:p>
          </table:table-cell>
          <table:table-cell office:value-type="float" office:value="200" calcext:value-type="float">
            <text:p>200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https://sra-download.ncbi.nlm.nih.gov/traces/sra70/SRR/011771/SRR12054250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2</text:p>
          </table:table-cell>
          <table:table-cell office:value-type="string" calcext:value-type="string">
            <text:p>SAMN15326122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3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BE25BFCDC509D127CACA9D4EDF9A92A3</text:p>
          </table:table-cell>
          <table:table-cell office:value-type="string" calcext:value-type="string">
            <text:p>B568A5AEED260475E686C4D4268E249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0</text:p>
          </table:table-cell>
          <table:table-cell office:value-type="string" calcext:value-type="string">
            <text:p>SRR12054251</text:p>
          </table:table-cell>
          <table:table-cell office:value-type="string" calcext:value-type="string">
            <text:p>2021-07-01 16:26:12</text:p>
          </table:table-cell>
          <table:table-cell office:value-type="string" calcext:value-type="string">
            <text:p>2020-06-19 17:43:13</text:p>
          </table:table-cell>
          <table:table-cell office:value-type="float" office:value="14250275" calcext:value-type="float">
            <text:p>14250275</text:p>
          </table:table-cell>
          <table:table-cell office:value-type="float" office:value="2850055000" calcext:value-type="float">
            <text:p>2850055000</text:p>
          </table:table-cell>
          <table:table-cell office:value-type="float" office:value="14250275" calcext:value-type="float">
            <text:p>14250275</text:p>
          </table:table-cell>
          <table:table-cell office:value-type="float" office:value="200" calcext:value-type="float">
            <text:p>200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https://sra-download.ncbi.nlm.nih.gov/traces/sra64/SRR/011771/SRR12054251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1</text:p>
          </table:table-cell>
          <table:table-cell office:value-type="string" calcext:value-type="string">
            <text:p>SAMN15326121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4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ACF94CA05725F3ED0A4F71AAEC5E7BB9</text:p>
          </table:table-cell>
          <table:table-cell office:value-type="string" calcext:value-type="string">
            <text:p>795AFA7626DB0DA376D2925E22ADA0FA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1</text:p>
          </table:table-cell>
          <table:table-cell office:value-type="string" calcext:value-type="string">
            <text:p>SRR12054252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2:06</text:p>
          </table:table-cell>
          <table:table-cell office:value-type="float" office:value="12391836" calcext:value-type="float">
            <text:p>12391836</text:p>
          </table:table-cell>
          <table:table-cell office:value-type="float" office:value="2478367200" calcext:value-type="float">
            <text:p>2478367200</text:p>
          </table:table-cell>
          <table:table-cell office:value-type="float" office:value="12391836" calcext:value-type="float">
            <text:p>12391836</text:p>
          </table:table-cell>
          <table:table-cell office:value-type="float" office:value="200" calcext:value-type="float">
            <text:p>20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https://sra-download.ncbi.nlm.nih.gov/traces/sra62/SRR/011771/SRR12054252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3</text:p>
          </table:table-cell>
          <table:table-cell office:value-type="string" calcext:value-type="string">
            <text:p>SAMN15326120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5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6035E88EF9A97371A123ABF479BF009A</text:p>
          </table:table-cell>
          <table:table-cell office:value-type="string" calcext:value-type="string">
            <text:p>22BA182250AEA7A2CC32EECADA0EE5B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2</text:p>
          </table:table-cell>
          <table:table-cell office:value-type="string" calcext:value-type="string">
            <text:p>SRR12054253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3:15</text:p>
          </table:table-cell>
          <table:table-cell office:value-type="float" office:value="14276050" calcext:value-type="float">
            <text:p>14276050</text:p>
          </table:table-cell>
          <table:table-cell office:value-type="float" office:value="2855210000" calcext:value-type="float">
            <text:p>2855210000</text:p>
          </table:table-cell>
          <table:table-cell office:value-type="float" office:value="14276050" calcext:value-type="float">
            <text:p>14276050</text:p>
          </table:table-cell>
          <table:table-cell office:value-type="float" office:value="200" calcext:value-type="float">
            <text:p>200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https://sra-download.ncbi.nlm.nih.gov/traces/sra38/SRR/011771/SRR12054253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5</text:p>
          </table:table-cell>
          <table:table-cell office:value-type="string" calcext:value-type="string">
            <text:p>SAMN15326119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6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6CCAFDBBA8E5C65713469AEAFE1FAB7F</text:p>
          </table:table-cell>
          <table:table-cell office:value-type="string" calcext:value-type="string">
            <text:p>80B0E932346B650956DF97F326D2E59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3</text:p>
          </table:table-cell>
          <table:table-cell office:value-type="string" calcext:value-type="string">
            <text:p>SRR12054254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3:22</text:p>
          </table:table-cell>
          <table:table-cell office:value-type="float" office:value="13047510" calcext:value-type="float">
            <text:p>13047510</text:p>
          </table:table-cell>
          <table:table-cell office:value-type="float" office:value="2609502000" calcext:value-type="float">
            <text:p>2609502000</text:p>
          </table:table-cell>
          <table:table-cell office:value-type="float" office:value="13047510" calcext:value-type="float">
            <text:p>13047510</text:p>
          </table:table-cell>
          <table:table-cell office:value-type="float" office:value="200" calcext:value-type="float">
            <text:p>200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https://sra-download.ncbi.nlm.nih.gov/traces/sra53/SRR/011771/SRR12054254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4</text:p>
          </table:table-cell>
          <table:table-cell office:value-type="string" calcext:value-type="string">
            <text:p>SAMN15326118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7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82529292FB5F9790E7E6143E94B6F72</text:p>
          </table:table-cell>
          <table:table-cell office:value-type="string" calcext:value-type="string">
            <text:p>E24A794379176E7F3A12556D00B50EF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4</text:p>
          </table:table-cell>
          <table:table-cell office:value-type="string" calcext:value-type="string">
            <text:p>SRR12054255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2:03</text:p>
          </table:table-cell>
          <table:table-cell office:value-type="float" office:value="11660108" calcext:value-type="float">
            <text:p>11660108</text:p>
          </table:table-cell>
          <table:table-cell office:value-type="float" office:value="2332021600" calcext:value-type="float">
            <text:p>2332021600</text:p>
          </table:table-cell>
          <table:table-cell office:value-type="float" office:value="11660108" calcext:value-type="float">
            <text:p>11660108</text:p>
          </table:table-cell>
          <table:table-cell office:value-type="float" office:value="200" calcext:value-type="float">
            <text:p>200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https://sra-download.ncbi.nlm.nih.gov/traces/sra60/SRR/011771/SRR12054255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6</text:p>
          </table:table-cell>
          <table:table-cell office:value-type="string" calcext:value-type="string">
            <text:p>SAMN15326117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8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89016AAD0D520037E5F0D4A363F948AD</text:p>
          </table:table-cell>
          <table:table-cell office:value-type="string" calcext:value-type="string">
            <text:p>8CF8FB483EA7D1EDD3B5DB1E365016F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5</text:p>
          </table:table-cell>
          <table:table-cell office:value-type="string" calcext:value-type="string">
            <text:p>SRR12054256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1:55</text:p>
          </table:table-cell>
          <table:table-cell office:value-type="float" office:value="11072922" calcext:value-type="float">
            <text:p>11072922</text:p>
          </table:table-cell>
          <table:table-cell office:value-type="float" office:value="2214584400" calcext:value-type="float">
            <text:p>2214584400</text:p>
          </table:table-cell>
          <table:table-cell office:value-type="float" office:value="11072922" calcext:value-type="float">
            <text:p>11072922</text:p>
          </table:table-cell>
          <table:table-cell office:value-type="float" office:value="200" calcext:value-type="float">
            <text:p>200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https://sra-download.ncbi.nlm.nih.gov/traces/sra28/SRR/011771/SRR12054256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7</text:p>
          </table:table-cell>
          <table:table-cell office:value-type="string" calcext:value-type="string">
            <text:p>SAMN15326116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69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F4376D7BBB2E457D407169FC957BEB07</text:p>
          </table:table-cell>
          <table:table-cell office:value-type="string" calcext:value-type="string">
            <text:p>D6D8B7AA3E19220957B8DDB7E27EC47D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6</text:p>
          </table:table-cell>
          <table:table-cell office:value-type="string" calcext:value-type="string">
            <text:p>SRR12054257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2:22</text:p>
          </table:table-cell>
          <table:table-cell office:value-type="float" office:value="12120397" calcext:value-type="float">
            <text:p>12120397</text:p>
          </table:table-cell>
          <table:table-cell office:value-type="float" office:value="2424079400" calcext:value-type="float">
            <text:p>2424079400</text:p>
          </table:table-cell>
          <table:table-cell office:value-type="float" office:value="12120397" calcext:value-type="float">
            <text:p>12120397</text:p>
          </table:table-cell>
          <table:table-cell office:value-type="float" office:value="200" calcext:value-type="float">
            <text:p>200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https://sra-download.ncbi.nlm.nih.gov/traces/sra45/SRR/011771/SRR12054257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8</text:p>
          </table:table-cell>
          <table:table-cell office:value-type="string" calcext:value-type="string">
            <text:p>SAMN15326115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70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F41E01F16A9C292E939F9BB9E2D0E59C</text:p>
          </table:table-cell>
          <table:table-cell office:value-type="string" calcext:value-type="string">
            <text:p>F29F3BD04D039F29A8E245D7F1318BFB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RX8582677</text:p>
          </table:table-cell>
          <table:table-cell office:value-type="string" calcext:value-type="string">
            <text:p>SRR12054258</text:p>
          </table:table-cell>
          <table:table-cell office:value-type="string" calcext:value-type="string">
            <text:p>2021-07-01 16:26:13</text:p>
          </table:table-cell>
          <table:table-cell office:value-type="string" calcext:value-type="string">
            <text:p>2020-06-19 17:42:42</text:p>
          </table:table-cell>
          <table:table-cell office:value-type="float" office:value="13311570" calcext:value-type="float">
            <text:p>13311570</text:p>
          </table:table-cell>
          <table:table-cell office:value-type="float" office:value="2662314000" calcext:value-type="float">
            <text:p>2662314000</text:p>
          </table:table-cell>
          <table:table-cell office:value-type="float" office:value="13311570" calcext:value-type="float">
            <text:p>13311570</text:p>
          </table:table-cell>
          <table:table-cell office:value-type="float" office:value="200" calcext:value-type="float">
            <text:p>200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https://sra-download.ncbi.nlm.nih.gov/traces/sra4/SRR/011771/SRR12054258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500</text:p>
          </table:table-cell>
          <table:table-cell office:value-type="string" calcext:value-type="string">
            <text:p>SRP267995</text:p>
          </table:table-cell>
          <table:table-cell office:value-type="string" calcext:value-type="string">
            <text:p>PRJNA640611</text:p>
          </table:table-cell>
          <table:table-cell/>
          <table:table-cell office:value-type="float" office:value="640611" calcext:value-type="float">
            <text:p>640611</text:p>
          </table:table-cell>
          <table:table-cell office:value-type="string" calcext:value-type="string">
            <text:p>SRS6874449</text:p>
          </table:table-cell>
          <table:table-cell office:value-type="string" calcext:value-type="string">
            <text:p>SAMN15326114</text:p>
          </table:table-cell>
          <table:table-cell office:value-type="string" calcext:value-type="string">
            <text:p>simpl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taphylococcus aureus</text:p>
          </table:table-cell>
          <table:table-cell office:value-type="string" calcext:value-type="string">
            <text:p>GSM4627171</text:p>
          </table:table-cell>
          <table:table-cell table:number-columns-repeated="6"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GEO</text:p>
          </table:table-cell>
          <table:table-cell office:value-type="string" calcext:value-type="string">
            <text:p>SRA1089071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17DCBDD82AB56FBDFB2329897C1B8E5B</text:p>
          </table:table-cell>
          <table:table-cell office:value-type="string" calcext:value-type="string">
            <text:p>8078013E5CA3826A9161DBE772256F52</text:p>
          </table:table-cell>
          <table:table-cell table:number-columns-repeated="9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4:37:14.485476275</meta:creation-date>
    <dc:date>2021-08-13T14:41:08.885771424</dc:date>
    <meta:editing-duration>PT3M54S</meta:editing-duration>
    <meta:editing-cycles>1</meta:editing-cycles>
    <meta:document-statistic meta:table-count="1" meta:cell-count="2574" meta:object-count="0"/>
    <meta:generator>LibreOffice/5.1.6.2$Linux_X86_64 LibreOffice_project/10m0$Build-2</meta:generator>
  </office:meta>
</office:document-meta>
</file>